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00800000008052DC86633388190.png" manifest:media-type="image/png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92.86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pt"/>
      <style:text-properties fo:color="#004586" fo:font-weight="bold" style:font-weight-asian="bold" style:font-weight-complex="bold"/>
    </style:style>
    <style:style style:name="ce2" style:family="table-cell" style:parent-style-name="Default" style:data-style-name="N41"/>
    <style:style style:name="ce6" style:family="table-cell" style:parent-style-name="Default" style:data-style-name="N40"/>
    <style:style style:name="ce7" style:family="table-cell" style:parent-style-name="Default" style:data-style-name="N121"/>
    <style:style style:name="ce3" style:family="table-cell" style:parent-style-name="Default" style:data-style-name="N121"/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80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a933"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838" fo:font-weight="bold" style:font-weight-asian="bold" style:font-weight-complex="bold"/>
    </style:style>
    <style:style style:name="ce15" style:family="table-cell" style:parent-style-name="Default" style:data-style-name="N50"/>
    <style:style style:name="gr1" style:family="graphic">
      <style:graphic-properties draw:stroke="none" svg:stroke-color="#3465a4" draw:fill="bitmap" draw:fill-image-name="Bitmap_20_1" draw:textarea-horizontal-align="center" draw:textarea-vertical-align="middle" draw:shadow-offset-x="8.65pt" draw:shadow-offset-y="8.65pt" draw:ole-draw-aspect="1"/>
    </style:style>
    <style:style style:name="P1" style:family="paragraph">
      <loext:graphic-properties draw:fill="bitmap" draw:fill-image-name="Bitmap_20_1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32.69pt" svg:height="347.87pt" svg:x="130.62pt" svg:y="447.42pt">
            <draw:object draw:notify-on-update-of-ranges="Sheet1.B3:Sheet1.B33 Sheet1.A1:Sheet1.A1 Sheet1.D3:Sheet1.D33 Sheet1.H3:Sheet1.H32 Sheet1.G1:Sheet1.G1 Sheet1.J3:Sheet1.J32 Sheet1.N3:Sheet1.N33 Sheet1.M1:Sheet1.M1 Sheet1.P3:Sheet1.P33 Sheet1.T3:Sheet1.T41 Sheet1.S1:Sheet1.S1 Sheet1.V3:Sheet1.V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6"/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6"/>
        <table:table-column table:style-name="co1" table:default-cell-style-name="Default"/>
        <table:table-column table:style-name="co1" table:default-cell-style-name="ce13"/>
        <table:table-column table:style-name="co2" table:default-cell-style-name="Default"/>
        <table:table-column table:style-name="co1" table:default-cell-style-name="Default"/>
        <table:table-column table:style-name="co5" table:default-cell-style-name="ce15"/>
        <table:table-column table:style-name="co1" table:default-cell-style-name="ce6"/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Tuxedo Budgie discharge</text:p>
            <text:p>(Kernel 4.15)</text:p>
          </table:table-cell>
          <table:covered-table-cell table:style-name="ce2"/>
          <table:covered-table-cell/>
          <table:covered-table-cell table:style-name="ce7"/>
          <table:covered-table-cell table:number-columns-repeated="2"/>
          <table:table-cell table:style-name="ce11" office:value-type="string" calcext:value-type="string" table:number-columns-spanned="6" table:number-rows-spanned="1">
            <text:p>Antergos discharge</text:p>
            <text:p>(Kernel 4.17)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  <table:table-cell table:style-name="ce12" office:value-type="string" calcext:value-type="string" table:number-columns-spanned="6" table:number-rows-spanned="1">
            <text:p>Arch discharge</text:p>
            <text:p>(Kernel 4.17)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  <table:table-cell table:style-name="ce14" office:value-type="string" calcext:value-type="string" table:number-columns-spanned="6" table:number-rows-spanned="1">
            <text:p>Arch charge</text:p>
            <text:p>(Kernel 4.17)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abs. time</text:p>
          </table:table-cell>
          <table:table-cell table:style-name="ce2" office:value-type="string" calcext:value-type="string">
            <text:p>rel. Ti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time to emp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abs. time</text:p>
          </table:table-cell>
          <table:table-cell table:style-name="ce2" office:value-type="string" calcext:value-type="string">
            <text:p>rel. Ti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time to emp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abs. time</text:p>
          </table:table-cell>
          <table:table-cell table:style-name="ce2" office:value-type="string" calcext:value-type="string">
            <text:p>rel. Time</text:p>
          </table:table-cell>
          <table:table-cell office:value-type="string" calcext:value-type="string">
            <text:p>state</text:p>
          </table:table-cell>
          <table:table-cell table:style-name="ce3" office:value-type="string" calcext:value-type="string">
            <text:p>percentage</text:p>
          </table:table-cell>
          <table:table-cell office:value-type="string" calcext:value-type="string">
            <text:p>time to empty</text:p>
          </table:table-cell>
          <table:table-cell office:value-type="string" calcext:value-type="string">
            <text:p>unit</text:p>
          </table:table-cell>
          <table:table-cell table:style-name="ce2" office:value-type="string" calcext:value-type="string">
            <text:p>abs. time</text:p>
          </table:table-cell>
          <table:table-cell table:style-name="ce2" office:value-type="string" calcext:value-type="string">
            <text:p>rel. Time</text:p>
          </table:table-cell>
          <table:table-cell office:value-type="string" calcext:value-type="string">
            <text:p>state</text:p>
          </table:table-cell>
          <table:table-cell table:style-name="ce3" office:value-type="string" calcext:value-type="string">
            <text:p>percentage</text:p>
          </table:table-cell>
          <table:table-cell office:value-type="string" calcext:value-type="string">
            <text:p>time to empty</text:p>
          </table:table-cell>
          <table:table-cell office:value-type="string" calcext:value-type="string">
            <text:p>unit</text:p>
          </table:table-cell>
        </table:table-row>
        <table:table-row table:style-name="ro2">
          <table:table-cell office:value-type="time" office:time-value="PT09H45M26S" calcext:value-type="time">
            <text:p>09:45:26</text:p>
          </table:table-cell>
          <table:table-cell office:value-type="time" office:time-value="PT00H00M00S" calcext:value-type="time">
            <text:p>00:00</text:p>
          </table:table-cell>
          <table:table-cell office:value-type="string" calcext:value-type="string">
            <text:p>discharging</text:p>
          </table:table-cell>
          <table:table-cell office:value-type="percentage" office:value="0.92" calcext:value-type="percentage">
            <text:p>92.00 %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hours</text:p>
          </table:table-cell>
          <table:table-cell office:value-type="time" office:time-value="PT10H58M04S" calcext:value-type="time">
            <text:p>10:58:04</text:p>
          </table:table-cell>
          <table:table-cell office:value-type="time" office:time-value="PT00H00M00S" calcext:value-type="time">
            <text:p>00:00</text:p>
          </table:table-cell>
          <table:table-cell office:value-type="string" calcext:value-type="string">
            <text:p>discharging</text:p>
          </table:table-cell>
          <table:table-cell office:value-type="percentage" office:value="0.92" calcext:value-type="percentage">
            <text:p>92.00 %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hours</text:p>
          </table:table-cell>
          <table:table-cell office:value-type="time" office:time-value="PT11H23M27S" calcext:value-type="time">
            <text:p>11:23:27</text:p>
          </table:table-cell>
          <table:table-cell table:formula="of:=[.M3]-[.M$3]" office:value-type="time" office:time-value="PT00H00M00S" calcext:value-type="time">
            <text:p>00:00</text:p>
          </table:table-cell>
          <table:table-cell office:value-type="string" calcext:value-type="string">
            <text:p>discharging</text:p>
          </table:table-cell>
          <table:table-cell office:value-type="percentage" office:value="0.96" calcext:value-type="percentage">
            <text:p>96.00%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8:22:09</text:p>
          </table:table-cell>
          <table:table-cell table:formula="of:=[.S3]-[.S$3]" office:value-type="time" office:time-value="PT00H00M00S" calcext:value-type="time">
            <text:p>00:00</text:p>
          </table:table-cell>
          <table:table-cell office:value-type="string" calcext:value-type="string">
            <text:p>charging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09H55M26S" calcext:value-type="time">
            <text:p>09:55:26</text:p>
          </table:table-cell>
          <table:table-cell table:formula="of:=[.A4]-[.A$3]" office:value-type="time" office:time-value="PT00H10M00S" calcext:value-type="time">
            <text:p>00:10</text:p>
          </table:table-cell>
          <table:table-cell office:value-type="string" calcext:value-type="string">
            <text:p>discharging</text:p>
          </table:table-cell>
          <table:table-cell office:value-type="percentage" office:value="0.89" calcext:value-type="percentage">
            <text:p>89.00 %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ours</text:p>
          </table:table-cell>
          <table:table-cell office:value-type="time" office:time-value="PT11H08M04S" calcext:value-type="time">
            <text:p>11:08:04</text:p>
          </table:table-cell>
          <table:table-cell table:formula="of:=[.G4]-[.G$3]" office:value-type="time" office:time-value="PT00H10M00S" calcext:value-type="time">
            <text:p>00:10</text:p>
          </table:table-cell>
          <table:table-cell office:value-type="string" calcext:value-type="string">
            <text:p>discharging</text:p>
          </table:table-cell>
          <table:table-cell office:value-type="percentage" office:value="0.89" calcext:value-type="percentage">
            <text:p>89.00 %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hours</text:p>
          </table:table-cell>
          <table:table-cell office:value-type="time" office:time-value="PT11H33M27S" calcext:value-type="time">
            <text:p>11:33:27</text:p>
          </table:table-cell>
          <table:table-cell table:formula="of:=[.M4]-[.M$3]" office:value-type="time" office:time-value="PT00H10M00S" calcext:value-type="time">
            <text:p>00:10</text:p>
          </table:table-cell>
          <table:table-cell office:value-type="string" calcext:value-type="string">
            <text:p>discharging</text:p>
          </table:table-cell>
          <table:table-cell office:value-type="percentage" office:value="0.94" calcext:value-type="percentage">
            <text:p>94.00%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8:22:34</text:p>
          </table:table-cell>
          <table:table-cell table:formula="of:=[.S4]-[.S$3]" office:value-type="time" office:time-value="PT00H00M25S" calcext:value-type="time">
            <text:p>00:00</text:p>
          </table:table-cell>
          <table:table-cell office:value-type="string" calcext:value-type="string">
            <text:p>charging</text:p>
          </table:table-cell>
          <table:table-cell office:value-type="percentage" office:value="0.09" calcext:value-type="percentage">
            <text:p>9.00%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0H05M26S" calcext:value-type="time">
            <text:p>10:05:26</text:p>
          </table:table-cell>
          <table:table-cell table:formula="of:=[.A5]-[.A$3]" office:value-type="time" office:time-value="PT00H20M00S" calcext:value-type="time">
            <text:p>00:20</text:p>
          </table:table-cell>
          <table:table-cell office:value-type="string" calcext:value-type="string">
            <text:p>discharging</text:p>
          </table:table-cell>
          <table:table-cell office:value-type="percentage" office:value="0.87" calcext:value-type="percentage">
            <text:p>87.00 %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hours</text:p>
          </table:table-cell>
          <table:table-cell office:value-type="time" office:time-value="PT11H18M04S" calcext:value-type="time">
            <text:p>11:18:04</text:p>
          </table:table-cell>
          <table:table-cell table:formula="of:=[.G5]-[.G$3]" office:value-type="time" office:time-value="PT00H20M00S" calcext:value-type="time">
            <text:p>00:20</text:p>
          </table:table-cell>
          <table:table-cell office:value-type="string" calcext:value-type="string">
            <text:p>discharging</text:p>
          </table:table-cell>
          <table:table-cell office:value-type="percentage" office:value="0.86" calcext:value-type="percentage">
            <text:p>86.00 %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hours</text:p>
          </table:table-cell>
          <table:table-cell office:value-type="time" office:time-value="PT11H43M27S" calcext:value-type="time">
            <text:p>11:43:27</text:p>
          </table:table-cell>
          <table:table-cell table:formula="of:=[.M5]-[.M$3]" office:value-type="time" office:time-value="PT00H20M00S" calcext:value-type="time">
            <text:p>00:20</text:p>
          </table:table-cell>
          <table:table-cell office:value-type="string" calcext:value-type="string">
            <text:p>discharging</text:p>
          </table:table-cell>
          <table:table-cell office:value-type="percentage" office:value="0.91" calcext:value-type="percentage">
            <text:p>91.00%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8:22:36</text:p>
          </table:table-cell>
          <table:table-cell table:formula="of:=[.S5]-[.S$3]" office:value-type="time" office:time-value="PT00H00M27S" calcext:value-type="time">
            <text:p>00:00</text:p>
          </table:table-cell>
          <table:table-cell office:value-type="string" calcext:value-type="string">
            <text:p>charging</text:p>
          </table:table-cell>
          <table:table-cell office:value-type="percentage" office:value="0.09" calcext:value-type="percentage">
            <text:p>9.00%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0H15M26S" calcext:value-type="time">
            <text:p>10:15:26</text:p>
          </table:table-cell>
          <table:table-cell table:formula="of:=[.A6]-[.A$3]" office:value-type="time" office:time-value="PT00H30M00S" calcext:value-type="time">
            <text:p>00:30</text:p>
          </table:table-cell>
          <table:table-cell office:value-type="string" calcext:value-type="string">
            <text:p>discharging</text:p>
          </table:table-cell>
          <table:table-cell office:value-type="percentage" office:value="0.84" calcext:value-type="percentage">
            <text:p>84.00 %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hours</text:p>
          </table:table-cell>
          <table:table-cell office:value-type="time" office:time-value="PT11H28M04S" calcext:value-type="time">
            <text:p>11:28:04</text:p>
          </table:table-cell>
          <table:table-cell table:formula="of:=[.G6]-[.G$3]" office:value-type="time" office:time-value="PT00H30M00S" calcext:value-type="time">
            <text:p>00:30</text:p>
          </table:table-cell>
          <table:table-cell office:value-type="string" calcext:value-type="string">
            <text:p>discharging</text:p>
          </table:table-cell>
          <table:table-cell office:value-type="percentage" office:value="0.84" calcext:value-type="percentage">
            <text:p>84.00 %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hours</text:p>
          </table:table-cell>
          <table:table-cell office:value-type="time" office:time-value="PT11H53M27S" calcext:value-type="time">
            <text:p>11:53:27</text:p>
          </table:table-cell>
          <table:table-cell table:formula="of:=[.M6]-[.M$3]" office:value-type="time" office:time-value="PT00H30M00S" calcext:value-type="time">
            <text:p>00:30</text:p>
          </table:table-cell>
          <table:table-cell office:value-type="string" calcext:value-type="string">
            <text:p>discharging</text:p>
          </table:table-cell>
          <table:table-cell office:value-type="percentage" office:value="0.88" calcext:value-type="percentage">
            <text:p>88.00%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8:22:36</text:p>
          </table:table-cell>
          <table:table-cell table:formula="of:=[.S6]-[.S$3]" office:value-type="time" office:time-value="PT00H00M27S" calcext:value-type="time">
            <text:p>00:00</text:p>
          </table:table-cell>
          <table:table-cell office:value-type="string" calcext:value-type="string">
            <text:p>charging</text:p>
          </table:table-cell>
          <table:table-cell office:value-type="percentage" office:value="0.09" calcext:value-type="percentage">
            <text:p>9.00%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0H25M26S" calcext:value-type="time">
            <text:p>10:25:26</text:p>
          </table:table-cell>
          <table:table-cell table:formula="of:=[.A7]-[.A$3]" office:value-type="time" office:time-value="PT00H40M00S" calcext:value-type="time">
            <text:p>00:40</text:p>
          </table:table-cell>
          <table:table-cell office:value-type="string" calcext:value-type="string">
            <text:p>discharging</text:p>
          </table:table-cell>
          <table:table-cell office:value-type="percentage" office:value="0.81" calcext:value-type="percentage">
            <text:p>81.00 %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hours</text:p>
          </table:table-cell>
          <table:table-cell office:value-type="time" office:time-value="PT11H38M04S" calcext:value-type="time">
            <text:p>11:38:04</text:p>
          </table:table-cell>
          <table:table-cell table:formula="of:=[.G7]-[.G$3]" office:value-type="time" office:time-value="PT00H40M00S" calcext:value-type="time">
            <text:p>00:40</text:p>
          </table:table-cell>
          <table:table-cell office:value-type="string" calcext:value-type="string">
            <text:p>discharging</text:p>
          </table:table-cell>
          <table:table-cell office:value-type="percentage" office:value="0.81" calcext:value-type="percentage">
            <text:p>81.00 %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hours</text:p>
          </table:table-cell>
          <table:table-cell office:value-type="time" office:time-value="PT12H03M27S" calcext:value-type="time">
            <text:p>12:03:27</text:p>
          </table:table-cell>
          <table:table-cell table:formula="of:=[.M7]-[.M$3]" office:value-type="time" office:time-value="PT00H40M00S" calcext:value-type="time">
            <text:p>00:40</text:p>
          </table:table-cell>
          <table:table-cell office:value-type="string" calcext:value-type="string">
            <text:p>discharging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8:27:36</text:p>
          </table:table-cell>
          <table:table-cell table:formula="of:=[.S7]-[.S$3]" office:value-type="time" office:time-value="PT00H05M27S" calcext:value-type="time">
            <text:p>00:05</text:p>
          </table:table-cell>
          <table:table-cell office:value-type="string" calcext:value-type="string">
            <text:p>charging</text:p>
          </table:table-cell>
          <table:table-cell office:value-type="percentage" office:value="0.12" calcext:value-type="percentage">
            <text:p>12.00%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0H35M26S" calcext:value-type="time">
            <text:p>10:35:26</text:p>
          </table:table-cell>
          <table:table-cell table:formula="of:=[.A8]-[.A$3]" office:value-type="time" office:time-value="PT00H50M00S" calcext:value-type="time">
            <text:p>00:50</text:p>
          </table:table-cell>
          <table:table-cell office:value-type="string" calcext:value-type="string">
            <text:p>discharging</text:p>
          </table:table-cell>
          <table:table-cell office:value-type="percentage" office:value="0.78" calcext:value-type="percentage">
            <text:p>78.00 %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hours</text:p>
          </table:table-cell>
          <table:table-cell office:value-type="time" office:time-value="PT11H48M04S" calcext:value-type="time">
            <text:p>11:48:04</text:p>
          </table:table-cell>
          <table:table-cell table:formula="of:=[.G8]-[.G$3]" office:value-type="time" office:time-value="PT00H50M00S" calcext:value-type="time">
            <text:p>00:50</text:p>
          </table:table-cell>
          <table:table-cell office:value-type="string" calcext:value-type="string">
            <text:p>discharging</text:p>
          </table:table-cell>
          <table:table-cell office:value-type="percentage" office:value="0.78" calcext:value-type="percentage">
            <text:p>78.00 %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hours</text:p>
          </table:table-cell>
          <table:table-cell office:value-type="time" office:time-value="PT12H13M27S" calcext:value-type="time">
            <text:p>12:13:27</text:p>
          </table:table-cell>
          <table:table-cell table:formula="of:=[.M8]-[.M$3]" office:value-type="time" office:time-value="PT00H50M00S" calcext:value-type="time">
            <text:p>00:50</text:p>
          </table:table-cell>
          <table:table-cell office:value-type="string" calcext:value-type="string">
            <text:p>discharging</text:p>
          </table:table-cell>
          <table:table-cell office:value-type="percentage" office:value="0.83" calcext:value-type="percentage">
            <text:p>83.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8:32:36</text:p>
          </table:table-cell>
          <table:table-cell table:formula="of:=[.S8]-[.S$3]" office:value-type="time" office:time-value="PT00H10M27S" calcext:value-type="time">
            <text:p>00:10</text:p>
          </table:table-cell>
          <table:table-cell office:value-type="string" calcext:value-type="string">
            <text:p>charging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0H45M26S" calcext:value-type="time">
            <text:p>10:45:26</text:p>
          </table:table-cell>
          <table:table-cell table:formula="of:=[.A9]-[.A$3]" office:value-type="time" office:time-value="PT01H00M00S" calcext:value-type="time">
            <text:p>01:00</text:p>
          </table:table-cell>
          <table:table-cell office:value-type="string" calcext:value-type="string">
            <text:p>discharging</text:p>
          </table:table-cell>
          <table:table-cell office:value-type="percentage" office:value="0.76" calcext:value-type="percentage">
            <text:p>76.00 %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ours</text:p>
          </table:table-cell>
          <table:table-cell office:value-type="time" office:time-value="PT11H58M05S" calcext:value-type="time">
            <text:p>11:58:05</text:p>
          </table:table-cell>
          <table:table-cell table:formula="of:=[.G9]-[.G$3]" office:value-type="time" office:time-value="PT01H00M01S" calcext:value-type="time">
            <text:p>01:00</text:p>
          </table:table-cell>
          <table:table-cell office:value-type="string" calcext:value-type="string">
            <text:p>discharging</text:p>
          </table:table-cell>
          <table:table-cell office:value-type="percentage" office:value="0.75" calcext:value-type="percentage">
            <text:p>75.00 %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hours</text:p>
          </table:table-cell>
          <table:table-cell office:value-type="time" office:time-value="PT12H23M27S" calcext:value-type="time">
            <text:p>12:23:27</text:p>
          </table:table-cell>
          <table:table-cell table:formula="of:=[.M9]-[.M$3]" office:value-type="time" office:time-value="PT01H00M00S" calcext:value-type="time">
            <text:p>01:00</text:p>
          </table:table-cell>
          <table:table-cell office:value-type="string" calcext:value-type="string">
            <text:p>discharging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8:37:36</text:p>
          </table:table-cell>
          <table:table-cell table:formula="of:=[.S9]-[.S$3]" office:value-type="time" office:time-value="PT00H15M27S" calcext:value-type="time">
            <text:p>00:15</text:p>
          </table:table-cell>
          <table:table-cell office:value-type="string" calcext:value-type="string">
            <text:p>charging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0H55M26S" calcext:value-type="time">
            <text:p>10:55:26</text:p>
          </table:table-cell>
          <table:table-cell table:formula="of:=[.A10]-[.A$3]" office:value-type="time" office:time-value="PT01H10M00S" calcext:value-type="time">
            <text:p>01:10</text:p>
          </table:table-cell>
          <table:table-cell office:value-type="string" calcext:value-type="string">
            <text:p>discharging</text:p>
          </table:table-cell>
          <table:table-cell office:value-type="percentage" office:value="0.73" calcext:value-type="percentage">
            <text:p>73.00 %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hours</text:p>
          </table:table-cell>
          <table:table-cell office:value-type="time" office:time-value="PT12H08M05S" calcext:value-type="time">
            <text:p>12:08:05</text:p>
          </table:table-cell>
          <table:table-cell table:formula="of:=[.G10]-[.G$3]" office:value-type="time" office:time-value="PT01H10M01S" calcext:value-type="time">
            <text:p>01:10</text:p>
          </table:table-cell>
          <table:table-cell office:value-type="string" calcext:value-type="string">
            <text:p>discharging</text:p>
          </table:table-cell>
          <table:table-cell office:value-type="percentage" office:value="0.72" calcext:value-type="percentage">
            <text:p>72.00 %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hours</text:p>
          </table:table-cell>
          <table:table-cell office:value-type="time" office:time-value="PT12H33M27S" calcext:value-type="time">
            <text:p>12:33:27</text:p>
          </table:table-cell>
          <table:table-cell table:formula="of:=[.M10]-[.M$3]" office:value-type="time" office:time-value="PT01H10M00S" calcext:value-type="time">
            <text:p>01:10</text:p>
          </table:table-cell>
          <table:table-cell office:value-type="string" calcext:value-type="string">
            <text:p>discharging</text:p>
          </table:table-cell>
          <table:table-cell office:value-type="percentage" office:value="0.77" calcext:value-type="percentage">
            <text:p>77.00%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8:42:36</text:p>
          </table:table-cell>
          <table:table-cell table:formula="of:=[.S10]-[.S$3]" office:value-type="time" office:time-value="PT00H20M27S" calcext:value-type="time">
            <text:p>00:20</text:p>
          </table:table-cell>
          <table:table-cell office:value-type="string" calcext:value-type="string">
            <text:p>charging</text:p>
          </table:table-cell>
          <table:table-cell office:value-type="percentage" office:value="0.22" calcext:value-type="percentage">
            <text:p>22.00%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1H05M26S" calcext:value-type="time">
            <text:p>11:05:26</text:p>
          </table:table-cell>
          <table:table-cell table:formula="of:=[.A11]-[.A$3]" office:value-type="time" office:time-value="PT01H20M00S" calcext:value-type="time">
            <text:p>01:20</text:p>
          </table:table-cell>
          <table:table-cell office:value-type="string" calcext:value-type="string">
            <text:p>discharging</text:p>
          </table:table-cell>
          <table:table-cell office:value-type="percentage" office:value="0.7" calcext:value-type="percentage">
            <text:p>70.00 %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hours</text:p>
          </table:table-cell>
          <table:table-cell office:value-type="time" office:time-value="PT12H18M05S" calcext:value-type="time">
            <text:p>12:18:05</text:p>
          </table:table-cell>
          <table:table-cell table:formula="of:=[.G11]-[.G$3]" office:value-type="time" office:time-value="PT01H20M01S" calcext:value-type="time">
            <text:p>01:20</text:p>
          </table:table-cell>
          <table:table-cell office:value-type="string" calcext:value-type="string">
            <text:p>discharging</text:p>
          </table:table-cell>
          <table:table-cell office:value-type="percentage" office:value="0.7" calcext:value-type="percentage">
            <text:p>70.00 %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hours</text:p>
          </table:table-cell>
          <table:table-cell office:value-type="time" office:time-value="PT12H43M28S" calcext:value-type="time">
            <text:p>12:43:28</text:p>
          </table:table-cell>
          <table:table-cell table:formula="of:=[.M11]-[.M$3]" office:value-type="time" office:time-value="PT01H20M01S" calcext:value-type="time">
            <text:p>01:20</text:p>
          </table:table-cell>
          <table:table-cell office:value-type="string" calcext:value-type="string">
            <text:p>discharging</text:p>
          </table:table-cell>
          <table:table-cell office:value-type="percentage" office:value="0.74" calcext:value-type="percentage">
            <text:p>74.00%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8:47:36</text:p>
          </table:table-cell>
          <table:table-cell table:formula="of:=[.S11]-[.S$3]" office:value-type="time" office:time-value="PT00H25M27S" calcext:value-type="time">
            <text:p>00:25</text:p>
          </table:table-cell>
          <table:table-cell office:value-type="string" calcext:value-type="string">
            <text:p>charging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1H15M26S" calcext:value-type="time">
            <text:p>11:15:26</text:p>
          </table:table-cell>
          <table:table-cell table:formula="of:=[.A12]-[.A$3]" office:value-type="time" office:time-value="PT01H30M00S" calcext:value-type="time">
            <text:p>01:30</text:p>
          </table:table-cell>
          <table:table-cell office:value-type="string" calcext:value-type="string">
            <text:p>discharging</text:p>
          </table:table-cell>
          <table:table-cell office:value-type="percentage" office:value="0.67" calcext:value-type="percentage">
            <text:p>67.00 %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hours</text:p>
          </table:table-cell>
          <table:table-cell office:value-type="time" office:time-value="PT12H28M05S" calcext:value-type="time">
            <text:p>12:28:05</text:p>
          </table:table-cell>
          <table:table-cell table:formula="of:=[.G12]-[.G$3]" office:value-type="time" office:time-value="PT01H30M01S" calcext:value-type="time">
            <text:p>01:30</text:p>
          </table:table-cell>
          <table:table-cell office:value-type="string" calcext:value-type="string">
            <text:p>discharging</text:p>
          </table:table-cell>
          <table:table-cell office:value-type="percentage" office:value="0.67" calcext:value-type="percentage">
            <text:p>67.00 %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hours</text:p>
          </table:table-cell>
          <table:table-cell office:value-type="time" office:time-value="PT12H53M28S" calcext:value-type="time">
            <text:p>12:53:28</text:p>
          </table:table-cell>
          <table:table-cell table:formula="of:=[.M12]-[.M$3]" office:value-type="time" office:time-value="PT01H30M01S" calcext:value-type="time">
            <text:p>01:30</text:p>
          </table:table-cell>
          <table:table-cell office:value-type="string" calcext:value-type="string">
            <text:p>discharging</text:p>
          </table:table-cell>
          <table:table-cell office:value-type="percentage" office:value="0.71" calcext:value-type="percentage">
            <text:p>71.00%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8:52:37</text:p>
          </table:table-cell>
          <table:table-cell table:formula="of:=[.S12]-[.S$3]" office:value-type="time" office:time-value="PT00H30M28S" calcext:value-type="time">
            <text:p>00:30</text:p>
          </table:table-cell>
          <table:table-cell office:value-type="string" calcext:value-type="string">
            <text:p>charging</text:p>
          </table:table-cell>
          <table:table-cell office:value-type="percentage" office:value="0.28" calcext:value-type="percentage">
            <text:p>28.00%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1H25M26S" calcext:value-type="time">
            <text:p>11:25:26</text:p>
          </table:table-cell>
          <table:table-cell table:formula="of:=[.A13]-[.A$3]" office:value-type="time" office:time-value="PT01H40M00S" calcext:value-type="time">
            <text:p>01:40</text:p>
          </table:table-cell>
          <table:table-cell office:value-type="string" calcext:value-type="string">
            <text:p>discharging</text:p>
          </table:table-cell>
          <table:table-cell office:value-type="percentage" office:value="0.64" calcext:value-type="percentage">
            <text:p>64.00 %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hours</text:p>
          </table:table-cell>
          <table:table-cell office:value-type="time" office:time-value="PT12H38M05S" calcext:value-type="time">
            <text:p>12:38:05</text:p>
          </table:table-cell>
          <table:table-cell table:formula="of:=[.G13]-[.G$3]" office:value-type="time" office:time-value="PT01H40M01S" calcext:value-type="time">
            <text:p>01:40</text:p>
          </table:table-cell>
          <table:table-cell office:value-type="string" calcext:value-type="string">
            <text:p>discharging</text:p>
          </table:table-cell>
          <table:table-cell office:value-type="percentage" office:value="0.64" calcext:value-type="percentage">
            <text:p>64.00 %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hours</text:p>
          </table:table-cell>
          <table:table-cell office:value-type="time" office:time-value="PT13H03M28S" calcext:value-type="time">
            <text:p>13:03:28</text:p>
          </table:table-cell>
          <table:table-cell table:formula="of:=[.M13]-[.M$3]" office:value-type="time" office:time-value="PT01H40M01S" calcext:value-type="time">
            <text:p>01:40</text:p>
          </table:table-cell>
          <table:table-cell office:value-type="string" calcext:value-type="string">
            <text:p>discharging</text:p>
          </table:table-cell>
          <table:table-cell office:value-type="percentage" office:value="0.68" calcext:value-type="percentage">
            <text:p>68.00%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8:57:37</text:p>
          </table:table-cell>
          <table:table-cell table:formula="of:=[.S13]-[.S$3]" office:value-type="time" office:time-value="PT00H35M28S" calcext:value-type="time">
            <text:p>00:35</text:p>
          </table:table-cell>
          <table:table-cell office:value-type="string" calcext:value-type="string">
            <text:p>charging</text:p>
          </table:table-cell>
          <table:table-cell office:value-type="percentage" office:value="0.31" calcext:value-type="percentage">
            <text:p>31.00%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1H35M26S" calcext:value-type="time">
            <text:p>11:35:26</text:p>
          </table:table-cell>
          <table:table-cell table:formula="of:=[.A14]-[.A$3]" office:value-type="time" office:time-value="PT01H50M00S" calcext:value-type="time">
            <text:p>01:50</text:p>
          </table:table-cell>
          <table:table-cell office:value-type="string" calcext:value-type="string">
            <text:p>discharging</text:p>
          </table:table-cell>
          <table:table-cell office:value-type="percentage" office:value="0.61" calcext:value-type="percentage">
            <text:p>61.00 %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ours</text:p>
          </table:table-cell>
          <table:table-cell office:value-type="time" office:time-value="PT12H48M05S" calcext:value-type="time">
            <text:p>12:48:05</text:p>
          </table:table-cell>
          <table:table-cell table:formula="of:=[.G14]-[.G$3]" office:value-type="time" office:time-value="PT01H50M01S" calcext:value-type="time">
            <text:p>01:50</text:p>
          </table:table-cell>
          <table:table-cell office:value-type="string" calcext:value-type="string">
            <text:p>discharging</text:p>
          </table:table-cell>
          <table:table-cell office:value-type="percentage" office:value="0.61" calcext:value-type="percentage">
            <text:p>61.00 %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hours</text:p>
          </table:table-cell>
          <table:table-cell office:value-type="time" office:time-value="PT13H13M28S" calcext:value-type="time">
            <text:p>13:13:28</text:p>
          </table:table-cell>
          <table:table-cell table:formula="of:=[.M14]-[.M$3]" office:value-type="time" office:time-value="PT01H50M01S" calcext:value-type="time">
            <text:p>01:50</text:p>
          </table:table-cell>
          <table:table-cell office:value-type="string" calcext:value-type="string">
            <text:p>discharging</text:p>
          </table:table-cell>
          <table:table-cell office:value-type="percentage" office:value="0.65" calcext:value-type="percentage">
            <text:p>65.00%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9:02:37</text:p>
          </table:table-cell>
          <table:table-cell table:formula="of:=[.S14]-[.S$3]" office:value-type="time" office:time-value="PT00H40M28S" calcext:value-type="time">
            <text:p>00:40</text:p>
          </table:table-cell>
          <table:table-cell office:value-type="string" calcext:value-type="string">
            <text:p>charging</text:p>
          </table:table-cell>
          <table:table-cell office:value-type="percentage" office:value="0.34" calcext:value-type="percentage">
            <text:p>34.00%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1H45M26S" calcext:value-type="time">
            <text:p>11:45:26</text:p>
          </table:table-cell>
          <table:table-cell table:formula="of:=[.A15]-[.A$3]" office:value-type="time" office:time-value="PT02H00M00S" calcext:value-type="time">
            <text:p>02:00</text:p>
          </table:table-cell>
          <table:table-cell office:value-type="string" calcext:value-type="string">
            <text:p>discharging</text:p>
          </table:table-cell>
          <table:table-cell office:value-type="percentage" office:value="0.58" calcext:value-type="percentage">
            <text:p>58.00 %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hours</text:p>
          </table:table-cell>
          <table:table-cell office:value-type="time" office:time-value="PT12H58M05S" calcext:value-type="time">
            <text:p>12:58:05</text:p>
          </table:table-cell>
          <table:table-cell table:formula="of:=[.G15]-[.G$3]" office:value-type="time" office:time-value="PT02H00M01S" calcext:value-type="time">
            <text:p>02:00</text:p>
          </table:table-cell>
          <table:table-cell office:value-type="string" calcext:value-type="string">
            <text:p>discharging</text:p>
          </table:table-cell>
          <table:table-cell office:value-type="percentage" office:value="0.58" calcext:value-type="percentage">
            <text:p>58.00 %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hours</text:p>
          </table:table-cell>
          <table:table-cell office:value-type="time" office:time-value="PT13H23M28S" calcext:value-type="time">
            <text:p>13:23:28</text:p>
          </table:table-cell>
          <table:table-cell table:formula="of:=[.M15]-[.M$3]" office:value-type="time" office:time-value="PT02H00M01S" calcext:value-type="time">
            <text:p>02:00</text:p>
          </table:table-cell>
          <table:table-cell office:value-type="string" calcext:value-type="string">
            <text:p>discharging</text:p>
          </table:table-cell>
          <table:table-cell office:value-type="percentage" office:value="0.62" calcext:value-type="percentage">
            <text:p>62.00%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9:07:37</text:p>
          </table:table-cell>
          <table:table-cell table:formula="of:=[.S15]-[.S$3]" office:value-type="time" office:time-value="PT00H45M28S" calcext:value-type="time">
            <text:p>00:45</text:p>
          </table:table-cell>
          <table:table-cell office:value-type="string" calcext:value-type="string">
            <text:p>charging</text:p>
          </table:table-cell>
          <table:table-cell office:value-type="percentage" office:value="0.37" calcext:value-type="percentage">
            <text:p>37.00%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1H55M27S" calcext:value-type="time">
            <text:p>11:55:27</text:p>
          </table:table-cell>
          <table:table-cell table:formula="of:=[.A16]-[.A$3]" office:value-type="time" office:time-value="PT02H10M01S" calcext:value-type="time">
            <text:p>02:10</text:p>
          </table:table-cell>
          <table:table-cell office:value-type="string" calcext:value-type="string">
            <text:p>discharging</text:p>
          </table:table-cell>
          <table:table-cell office:value-type="percentage" office:value="0.55" calcext:value-type="percentage">
            <text:p>55.00 %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hours</text:p>
          </table:table-cell>
          <table:table-cell office:value-type="time" office:time-value="PT13H08M05S" calcext:value-type="time">
            <text:p>13:08:05</text:p>
          </table:table-cell>
          <table:table-cell table:formula="of:=[.G16]-[.G$3]" office:value-type="time" office:time-value="PT02H10M01S" calcext:value-type="time">
            <text:p>02:10</text:p>
          </table:table-cell>
          <table:table-cell office:value-type="string" calcext:value-type="string">
            <text:p>discharging</text:p>
          </table:table-cell>
          <table:table-cell office:value-type="percentage" office:value="0.55" calcext:value-type="percentage">
            <text:p>55.00 %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hours</text:p>
          </table:table-cell>
          <table:table-cell office:value-type="time" office:time-value="PT13H33M28S" calcext:value-type="time">
            <text:p>13:33:28</text:p>
          </table:table-cell>
          <table:table-cell table:formula="of:=[.M16]-[.M$3]" office:value-type="time" office:time-value="PT02H10M01S" calcext:value-type="time">
            <text:p>02:10</text:p>
          </table:table-cell>
          <table:table-cell office:value-type="string" calcext:value-type="string">
            <text:p>discharging</text:p>
          </table:table-cell>
          <table:table-cell office:value-type="percentage" office:value="0.59" calcext:value-type="percentage">
            <text:p>59.00%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9:12:37</text:p>
          </table:table-cell>
          <table:table-cell table:formula="of:=[.S16]-[.S$3]" office:value-type="time" office:time-value="PT00H50M28S" calcext:value-type="time">
            <text:p>00:50</text:p>
          </table:table-cell>
          <table:table-cell office:value-type="string" calcext:value-type="string">
            <text:p>charging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2H05M27S" calcext:value-type="time">
            <text:p>12:05:27</text:p>
          </table:table-cell>
          <table:table-cell table:formula="of:=[.A17]-[.A$3]" office:value-type="time" office:time-value="PT02H20M01S" calcext:value-type="time">
            <text:p>02:20</text:p>
          </table:table-cell>
          <table:table-cell office:value-type="string" calcext:value-type="string">
            <text:p>discharging</text:p>
          </table:table-cell>
          <table:table-cell office:value-type="percentage" office:value="0.52" calcext:value-type="percentage">
            <text:p>52.00 %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hours</text:p>
          </table:table-cell>
          <table:table-cell office:value-type="time" office:time-value="PT13H18M05S" calcext:value-type="time">
            <text:p>13:18:05</text:p>
          </table:table-cell>
          <table:table-cell table:formula="of:=[.G17]-[.G$3]" office:value-type="time" office:time-value="PT02H20M01S" calcext:value-type="time">
            <text:p>02:20</text:p>
          </table:table-cell>
          <table:table-cell office:value-type="string" calcext:value-type="string">
            <text:p>discharging</text:p>
          </table:table-cell>
          <table:table-cell office:value-type="percentage" office:value="0.52" calcext:value-type="percentage">
            <text:p>52.00 %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hours</text:p>
          </table:table-cell>
          <table:table-cell office:value-type="time" office:time-value="PT13H43M28S" calcext:value-type="time">
            <text:p>13:43:28</text:p>
          </table:table-cell>
          <table:table-cell table:formula="of:=[.M17]-[.M$3]" office:value-type="time" office:time-value="PT02H20M01S" calcext:value-type="time">
            <text:p>02:20</text:p>
          </table:table-cell>
          <table:table-cell office:value-type="string" calcext:value-type="string">
            <text:p>discharging</text:p>
          </table:table-cell>
          <table:table-cell office:value-type="percentage" office:value="0.56" calcext:value-type="percentage">
            <text:p>56.00%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9:17:37</text:p>
          </table:table-cell>
          <table:table-cell table:formula="of:=[.S17]-[.S$3]" office:value-type="time" office:time-value="PT00H55M28S" calcext:value-type="time">
            <text:p>00:55</text:p>
          </table:table-cell>
          <table:table-cell office:value-type="string" calcext:value-type="string">
            <text:p>charging</text:p>
          </table:table-cell>
          <table:table-cell office:value-type="percentage" office:value="0.43" calcext:value-type="percentage">
            <text:p>43.0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2H15M27S" calcext:value-type="time">
            <text:p>12:15:27</text:p>
          </table:table-cell>
          <table:table-cell table:formula="of:=[.A18]-[.A$3]" office:value-type="time" office:time-value="PT02H30M01S" calcext:value-type="time">
            <text:p>02:30</text:p>
          </table:table-cell>
          <table:table-cell office:value-type="string" calcext:value-type="string">
            <text:p>discharging</text:p>
          </table:table-cell>
          <table:table-cell office:value-type="percentage" office:value="0.49" calcext:value-type="percentage">
            <text:p>49.00 %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hours</text:p>
          </table:table-cell>
          <table:table-cell office:value-type="time" office:time-value="PT13H28M05S" calcext:value-type="time">
            <text:p>13:28:05</text:p>
          </table:table-cell>
          <table:table-cell table:formula="of:=[.G18]-[.G$3]" office:value-type="time" office:time-value="PT02H30M01S" calcext:value-type="time">
            <text:p>02:30</text:p>
          </table:table-cell>
          <table:table-cell office:value-type="string" calcext:value-type="string">
            <text:p>discharging</text:p>
          </table:table-cell>
          <table:table-cell office:value-type="percentage" office:value="0.49" calcext:value-type="percentage">
            <text:p>49.00 %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hours</text:p>
          </table:table-cell>
          <table:table-cell office:value-type="time" office:time-value="PT13H53M28S" calcext:value-type="time">
            <text:p>13:53:28</text:p>
          </table:table-cell>
          <table:table-cell table:formula="of:=[.M18]-[.M$3]" office:value-type="time" office:time-value="PT02H30M01S" calcext:value-type="time">
            <text:p>02:30</text:p>
          </table:table-cell>
          <table:table-cell office:value-type="string" calcext:value-type="string">
            <text:p>discharging</text:p>
          </table:table-cell>
          <table:table-cell office:value-type="percentage" office:value="0.53" calcext:value-type="percentage">
            <text:p>53.0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9:22:37</text:p>
          </table:table-cell>
          <table:table-cell table:formula="of:=[.S18]-[.S$3]" office:value-type="time" office:time-value="PT01H00M28S" calcext:value-type="time">
            <text:p>01:00</text:p>
          </table:table-cell>
          <table:table-cell office:value-type="string" calcext:value-type="string">
            <text:p>charging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2H25M27S" calcext:value-type="time">
            <text:p>12:25:27</text:p>
          </table:table-cell>
          <table:table-cell table:formula="of:=[.A19]-[.A$3]" office:value-type="time" office:time-value="PT02H40M01S" calcext:value-type="time">
            <text:p>02:40</text:p>
          </table:table-cell>
          <table:table-cell office:value-type="string" calcext:value-type="string">
            <text:p>discharging</text:p>
          </table:table-cell>
          <table:table-cell office:value-type="percentage" office:value="0.46" calcext:value-type="percentage">
            <text:p>46.00 %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hours</text:p>
          </table:table-cell>
          <table:table-cell office:value-type="time" office:time-value="PT13H38M06S" calcext:value-type="time">
            <text:p>13:38:06</text:p>
          </table:table-cell>
          <table:table-cell table:formula="of:=[.G19]-[.G$3]" office:value-type="time" office:time-value="PT02H40M02S" calcext:value-type="time">
            <text:p>02:40</text:p>
          </table:table-cell>
          <table:table-cell office:value-type="string" calcext:value-type="string">
            <text:p>discharging</text:p>
          </table:table-cell>
          <table:table-cell office:value-type="percentage" office:value="0.46" calcext:value-type="percentage">
            <text:p>46.00 %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hours</text:p>
          </table:table-cell>
          <table:table-cell office:value-type="time" office:time-value="PT14H03M28S" calcext:value-type="time">
            <text:p>14:03:28</text:p>
          </table:table-cell>
          <table:table-cell table:formula="of:=[.M19]-[.M$3]" office:value-type="time" office:time-value="PT02H40M01S" calcext:value-type="time">
            <text:p>02:40</text:p>
          </table:table-cell>
          <table:table-cell office:value-type="string" calcext:value-type="string">
            <text:p>discharging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9:27:37</text:p>
          </table:table-cell>
          <table:table-cell table:formula="of:=[.S19]-[.S$3]" office:value-type="time" office:time-value="PT01H05M28S" calcext:value-type="time">
            <text:p>01:05</text:p>
          </table:table-cell>
          <table:table-cell office:value-type="string" calcext:value-type="string">
            <text:p>charging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2H35M27S" calcext:value-type="time">
            <text:p>12:35:27</text:p>
          </table:table-cell>
          <table:table-cell table:formula="of:=[.A20]-[.A$3]" office:value-type="time" office:time-value="PT02H50M01S" calcext:value-type="time">
            <text:p>02:50</text:p>
          </table:table-cell>
          <table:table-cell office:value-type="string" calcext:value-type="string">
            <text:p>discharging</text:p>
          </table:table-cell>
          <table:table-cell office:value-type="percentage" office:value="0.43" calcext:value-type="percentage">
            <text:p>43.00 %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hours</text:p>
          </table:table-cell>
          <table:table-cell office:value-type="time" office:time-value="PT13H48M06S" calcext:value-type="time">
            <text:p>13:48:06</text:p>
          </table:table-cell>
          <table:table-cell table:formula="of:=[.G20]-[.G$3]" office:value-type="time" office:time-value="PT02H50M02S" calcext:value-type="time">
            <text:p>02:50</text:p>
          </table:table-cell>
          <table:table-cell office:value-type="string" calcext:value-type="string">
            <text:p>discharging</text:p>
          </table:table-cell>
          <table:table-cell office:value-type="percentage" office:value="0.43" calcext:value-type="percentage">
            <text:p>43.00 %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hours</text:p>
          </table:table-cell>
          <table:table-cell office:value-type="time" office:time-value="PT14H13M28S" calcext:value-type="time">
            <text:p>14:13:28</text:p>
          </table:table-cell>
          <table:table-cell table:formula="of:=[.M20]-[.M$3]" office:value-type="time" office:time-value="PT02H50M01S" calcext:value-type="time">
            <text:p>02:50</text:p>
          </table:table-cell>
          <table:table-cell office:value-type="string" calcext:value-type="string">
            <text:p>discharging</text:p>
          </table:table-cell>
          <table:table-cell office:value-type="percentage" office:value="0.47" calcext:value-type="percentage">
            <text:p>47.00%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9:32:37</text:p>
          </table:table-cell>
          <table:table-cell table:formula="of:=[.S20]-[.S$3]" office:value-type="time" office:time-value="PT01H10M28S" calcext:value-type="time">
            <text:p>01:10</text:p>
          </table:table-cell>
          <table:table-cell office:value-type="string" calcext:value-type="string">
            <text:p>charging</text:p>
          </table:table-cell>
          <table:table-cell office:value-type="percentage" office:value="0.53" calcext:value-type="percentage">
            <text:p>53.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2H45M27S" calcext:value-type="time">
            <text:p>12:45:27</text:p>
          </table:table-cell>
          <table:table-cell table:formula="of:=[.A21]-[.A$3]" office:value-type="time" office:time-value="PT03H00M01S" calcext:value-type="time">
            <text:p>03:00</text:p>
          </table:table-cell>
          <table:table-cell office:value-type="string" calcext:value-type="string">
            <text:p>discharging</text:p>
          </table:table-cell>
          <table:table-cell office:value-type="percentage" office:value="0.4" calcext:value-type="percentage">
            <text:p>40.00 %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hours</text:p>
          </table:table-cell>
          <table:table-cell office:value-type="time" office:time-value="PT13H58M06S" calcext:value-type="time">
            <text:p>13:58:06</text:p>
          </table:table-cell>
          <table:table-cell table:formula="of:=[.G21]-[.G$3]" office:value-type="time" office:time-value="PT03H00M02S" calcext:value-type="time">
            <text:p>03:00</text:p>
          </table:table-cell>
          <table:table-cell office:value-type="string" calcext:value-type="string">
            <text:p>discharging</text:p>
          </table:table-cell>
          <table:table-cell office:value-type="percentage" office:value="0.4" calcext:value-type="percentage">
            <text:p>40.00 %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hours</text:p>
          </table:table-cell>
          <table:table-cell office:value-type="time" office:time-value="PT14H23M29S" calcext:value-type="time">
            <text:p>14:23:29</text:p>
          </table:table-cell>
          <table:table-cell table:formula="of:=[.M21]-[.M$3]" office:value-type="time" office:time-value="PT03H00M02S" calcext:value-type="time">
            <text:p>03:00</text:p>
          </table:table-cell>
          <table:table-cell office:value-type="string" calcext:value-type="string">
            <text:p>discharging</text:p>
          </table:table-cell>
          <table:table-cell office:value-type="percentage" office:value="0.44" calcext:value-type="percentage">
            <text:p>44.00%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9:37:38</text:p>
          </table:table-cell>
          <table:table-cell table:formula="of:=[.S21]-[.S$3]" office:value-type="time" office:time-value="PT01H15M29S" calcext:value-type="time">
            <text:p>01:15</text:p>
          </table:table-cell>
          <table:table-cell office:value-type="string" calcext:value-type="string">
            <text:p>charging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2H55M27S" calcext:value-type="time">
            <text:p>12:55:27</text:p>
          </table:table-cell>
          <table:table-cell table:formula="of:=[.A22]-[.A$3]" office:value-type="time" office:time-value="PT03H10M01S" calcext:value-type="time">
            <text:p>03:10</text:p>
          </table:table-cell>
          <table:table-cell office:value-type="string" calcext:value-type="string">
            <text:p>discharging</text:p>
          </table:table-cell>
          <table:table-cell office:value-type="percentage" office:value="0.37" calcext:value-type="percentage">
            <text:p>37.00 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rs</text:p>
          </table:table-cell>
          <table:table-cell office:value-type="time" office:time-value="PT14H08M06S" calcext:value-type="time">
            <text:p>14:08:06</text:p>
          </table:table-cell>
          <table:table-cell table:formula="of:=[.G22]-[.G$3]" office:value-type="time" office:time-value="PT03H10M02S" calcext:value-type="time">
            <text:p>03:10</text:p>
          </table:table-cell>
          <table:table-cell office:value-type="string" calcext:value-type="string">
            <text:p>discharging</text:p>
          </table:table-cell>
          <table:table-cell office:value-type="percentage" office:value="0.37" calcext:value-type="percentage">
            <text:p>37.00 %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hours</text:p>
          </table:table-cell>
          <table:table-cell office:value-type="time" office:time-value="PT14H33M29S" calcext:value-type="time">
            <text:p>14:33:29</text:p>
          </table:table-cell>
          <table:table-cell table:formula="of:=[.M22]-[.M$3]" office:value-type="time" office:time-value="PT03H10M02S" calcext:value-type="time">
            <text:p>03:10</text:p>
          </table:table-cell>
          <table:table-cell office:value-type="string" calcext:value-type="string">
            <text:p>discharging</text:p>
          </table:table-cell>
          <table:table-cell office:value-type="percentage" office:value="0.41" calcext:value-type="percentage">
            <text:p>41.00%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9:42:38</text:p>
          </table:table-cell>
          <table:table-cell table:formula="of:=[.S22]-[.S$3]" office:value-type="time" office:time-value="PT01H20M29S" calcext:value-type="time">
            <text:p>01:20</text:p>
          </table:table-cell>
          <table:table-cell office:value-type="string" calcext:value-type="string">
            <text:p>charging</text:p>
          </table:table-cell>
          <table:table-cell office:value-type="percentage" office:value="0.57" calcext:value-type="percentage">
            <text:p>57.00%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3H05M27S" calcext:value-type="time">
            <text:p>13:05:27</text:p>
          </table:table-cell>
          <table:table-cell table:formula="of:=[.A23]-[.A$3]" office:value-type="time" office:time-value="PT03H20M01S" calcext:value-type="time">
            <text:p>03:20</text:p>
          </table:table-cell>
          <table:table-cell office:value-type="string" calcext:value-type="string">
            <text:p>discharging</text:p>
          </table:table-cell>
          <table:table-cell office:value-type="percentage" office:value="0.33" calcext:value-type="percentage">
            <text:p>33.00 %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hours</text:p>
          </table:table-cell>
          <table:table-cell office:value-type="time" office:time-value="PT14H18M06S" calcext:value-type="time">
            <text:p>14:18:06</text:p>
          </table:table-cell>
          <table:table-cell table:formula="of:=[.G23]-[.G$3]" office:value-type="time" office:time-value="PT03H20M02S" calcext:value-type="time">
            <text:p>03:20</text:p>
          </table:table-cell>
          <table:table-cell office:value-type="string" calcext:value-type="string">
            <text:p>discharging</text:p>
          </table:table-cell>
          <table:table-cell office:value-type="percentage" office:value="0.34" calcext:value-type="percentage">
            <text:p>34.00 %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hours</text:p>
          </table:table-cell>
          <table:table-cell office:value-type="time" office:time-value="PT14H43M29S" calcext:value-type="time">
            <text:p>14:43:29</text:p>
          </table:table-cell>
          <table:table-cell table:formula="of:=[.M23]-[.M$3]" office:value-type="time" office:time-value="PT03H20M02S" calcext:value-type="time">
            <text:p>03:20</text:p>
          </table:table-cell>
          <table:table-cell office:value-type="string" calcext:value-type="string">
            <text:p>discharging</text:p>
          </table:table-cell>
          <table:table-cell office:value-type="percentage" office:value="0.38" calcext:value-type="percentage">
            <text:p>38.00%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9:47:38</text:p>
          </table:table-cell>
          <table:table-cell table:formula="of:=[.S23]-[.S$3]" office:value-type="time" office:time-value="PT01H25M29S" calcext:value-type="time">
            <text:p>01:25</text:p>
          </table:table-cell>
          <table:table-cell office:value-type="string" calcext:value-type="string">
            <text:p>charging</text:p>
          </table:table-cell>
          <table:table-cell office:value-type="percentage" office:value="0.58" calcext:value-type="percentage">
            <text:p>58.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3H15M27S" calcext:value-type="time">
            <text:p>13:15:27</text:p>
          </table:table-cell>
          <table:table-cell table:formula="of:=[.A24]-[.A$3]" office:value-type="time" office:time-value="PT03H30M01S" calcext:value-type="time">
            <text:p>03:30</text:p>
          </table:table-cell>
          <table:table-cell office:value-type="string" calcext:value-type="string">
            <text:p>discharging</text:p>
          </table:table-cell>
          <table:table-cell office:value-type="percentage" office:value="0.3" calcext:value-type="percentage">
            <text:p>30.00 %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ours</text:p>
          </table:table-cell>
          <table:table-cell office:value-type="time" office:time-value="PT14H28M06S" calcext:value-type="time">
            <text:p>14:28:06</text:p>
          </table:table-cell>
          <table:table-cell table:formula="of:=[.G24]-[.G$3]" office:value-type="time" office:time-value="PT03H30M02S" calcext:value-type="time">
            <text:p>03:30</text:p>
          </table:table-cell>
          <table:table-cell office:value-type="string" calcext:value-type="string">
            <text:p>discharging</text:p>
          </table:table-cell>
          <table:table-cell office:value-type="percentage" office:value="0.3" calcext:value-type="percentage">
            <text:p>30.00 %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hours</text:p>
          </table:table-cell>
          <table:table-cell office:value-type="time" office:time-value="PT14H53M29S" calcext:value-type="time">
            <text:p>14:53:29</text:p>
          </table:table-cell>
          <table:table-cell table:formula="of:=[.M24]-[.M$3]" office:value-type="time" office:time-value="PT03H30M02S" calcext:value-type="time">
            <text:p>03:30</text:p>
          </table:table-cell>
          <table:table-cell office:value-type="string" calcext:value-type="string">
            <text:p>discharging</text:p>
          </table:table-cell>
          <table:table-cell office:value-type="percentage" office:value="0.35" calcext:value-type="percentage">
            <text:p>35.00%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9:52:38</text:p>
          </table:table-cell>
          <table:table-cell table:formula="of:=[.S24]-[.S$3]" office:value-type="time" office:time-value="PT01H30M29S" calcext:value-type="time">
            <text:p>01:30</text:p>
          </table:table-cell>
          <table:table-cell office:value-type="string" calcext:value-type="string">
            <text:p>charging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3H25M27S" calcext:value-type="time">
            <text:p>13:25:27</text:p>
          </table:table-cell>
          <table:table-cell table:formula="of:=[.A25]-[.A$3]" office:value-type="time" office:time-value="PT03H40M01S" calcext:value-type="time">
            <text:p>03:40</text:p>
          </table:table-cell>
          <table:table-cell office:value-type="string" calcext:value-type="string">
            <text:p>discharging</text:p>
          </table:table-cell>
          <table:table-cell office:value-type="percentage" office:value="0.27" calcext:value-type="percentage">
            <text:p>27.00 %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ours</text:p>
          </table:table-cell>
          <table:table-cell office:value-type="time" office:time-value="PT14H38M06S" calcext:value-type="time">
            <text:p>14:38:06</text:p>
          </table:table-cell>
          <table:table-cell table:formula="of:=[.G25]-[.G$3]" office:value-type="time" office:time-value="PT03H40M02S" calcext:value-type="time">
            <text:p>03:40</text:p>
          </table:table-cell>
          <table:table-cell office:value-type="string" calcext:value-type="string">
            <text:p>discharging</text:p>
          </table:table-cell>
          <table:table-cell office:value-type="percentage" office:value="0.27" calcext:value-type="percentage">
            <text:p>27.00 %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hours</text:p>
          </table:table-cell>
          <table:table-cell office:value-type="time" office:time-value="PT15H03M29S" calcext:value-type="time">
            <text:p>15:03:29</text:p>
          </table:table-cell>
          <table:table-cell table:formula="of:=[.M25]-[.M$3]" office:value-type="time" office:time-value="PT03H40M02S" calcext:value-type="time">
            <text:p>03:40</text:p>
          </table:table-cell>
          <table:table-cell office:value-type="string" calcext:value-type="string">
            <text:p>discharging</text:p>
          </table:table-cell>
          <table:table-cell office:value-type="percentage" office:value="0.32" calcext:value-type="percentage">
            <text:p>32.00%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09:57:38</text:p>
          </table:table-cell>
          <table:table-cell table:formula="of:=[.S25]-[.S$3]" office:value-type="time" office:time-value="PT01H35M29S" calcext:value-type="time">
            <text:p>01:35</text:p>
          </table:table-cell>
          <table:table-cell office:value-type="string" calcext:value-type="string">
            <text:p>charging</text:p>
          </table:table-cell>
          <table:table-cell office:value-type="percentage" office:value="0.61" calcext:value-type="percentage">
            <text:p>61.00%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3H35M27S" calcext:value-type="time">
            <text:p>13:35:27</text:p>
          </table:table-cell>
          <table:table-cell table:formula="of:=[.A26]-[.A$3]" office:value-type="time" office:time-value="PT03H50M01S" calcext:value-type="time">
            <text:p>03:50</text:p>
          </table:table-cell>
          <table:table-cell office:value-type="string" calcext:value-type="string">
            <text:p>discharging</text:p>
          </table:table-cell>
          <table:table-cell office:value-type="percentage" office:value="0.24" calcext:value-type="percentage">
            <text:p>24.00 %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hours</text:p>
          </table:table-cell>
          <table:table-cell office:value-type="time" office:time-value="PT14H48M06S" calcext:value-type="time">
            <text:p>14:48:06</text:p>
          </table:table-cell>
          <table:table-cell table:formula="of:=[.G26]-[.G$3]" office:value-type="time" office:time-value="PT03H50M02S" calcext:value-type="time">
            <text:p>03:50</text:p>
          </table:table-cell>
          <table:table-cell office:value-type="string" calcext:value-type="string">
            <text:p>discharging</text:p>
          </table:table-cell>
          <table:table-cell office:value-type="percentage" office:value="0.24" calcext:value-type="percentage">
            <text:p>24.00 %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hours</text:p>
          </table:table-cell>
          <table:table-cell office:value-type="time" office:time-value="PT15H13M29S" calcext:value-type="time">
            <text:p>15:13:29</text:p>
          </table:table-cell>
          <table:table-cell table:formula="of:=[.M26]-[.M$3]" office:value-type="time" office:time-value="PT03H50M02S" calcext:value-type="time">
            <text:p>03:50</text:p>
          </table:table-cell>
          <table:table-cell office:value-type="string" calcext:value-type="string">
            <text:p>discharging</text:p>
          </table:table-cell>
          <table:table-cell office:value-type="percentage" office:value="0.29" calcext:value-type="percentage">
            <text:p>29.00%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10:02:38</text:p>
          </table:table-cell>
          <table:table-cell table:formula="of:=[.S26]-[.S$3]" office:value-type="time" office:time-value="PT01H40M29S" calcext:value-type="time">
            <text:p>01:40</text:p>
          </table:table-cell>
          <table:table-cell office:value-type="string" calcext:value-type="string">
            <text:p>charging</text:p>
          </table:table-cell>
          <table:table-cell office:value-type="percentage" office:value="0.63" calcext:value-type="percentage">
            <text:p>63.00%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3H45M27S" calcext:value-type="time">
            <text:p>13:45:27</text:p>
          </table:table-cell>
          <table:table-cell table:formula="of:=[.A27]-[.A$3]" office:value-type="time" office:time-value="PT04H00M01S" calcext:value-type="time">
            <text:p>04:00</text:p>
          </table:table-cell>
          <table:table-cell office:value-type="string" calcext:value-type="string">
            <text:p>discharging</text:p>
          </table:table-cell>
          <table:table-cell office:value-type="percentage" office:value="0.21" calcext:value-type="percentage">
            <text:p>21.00 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ours</text:p>
          </table:table-cell>
          <table:table-cell office:value-type="time" office:time-value="PT14H58M06S" calcext:value-type="time">
            <text:p>14:58:06</text:p>
          </table:table-cell>
          <table:table-cell table:formula="of:=[.G27]-[.G$3]" office:value-type="time" office:time-value="PT04H00M02S" calcext:value-type="time">
            <text:p>04:00</text:p>
          </table:table-cell>
          <table:table-cell office:value-type="string" calcext:value-type="string">
            <text:p>discharging</text:p>
          </table:table-cell>
          <table:table-cell office:value-type="percentage" office:value="0.21" calcext:value-type="percentage">
            <text:p>21.00 %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hours</text:p>
          </table:table-cell>
          <table:table-cell office:value-type="time" office:time-value="PT15H23M29S" calcext:value-type="time">
            <text:p>15:23:29</text:p>
          </table:table-cell>
          <table:table-cell table:formula="of:=[.M27]-[.M$3]" office:value-type="time" office:time-value="PT04H00M02S" calcext:value-type="time">
            <text:p>04:00</text:p>
          </table:table-cell>
          <table:table-cell office:value-type="string" calcext:value-type="string">
            <text:p>discharging</text:p>
          </table:table-cell>
          <table:table-cell office:value-type="percentage" office:value="0.26" calcext:value-type="percentage">
            <text:p>26.00%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10:07:38</text:p>
          </table:table-cell>
          <table:table-cell table:formula="of:=[.S27]-[.S$3]" office:value-type="time" office:time-value="PT01H45M29S" calcext:value-type="time">
            <text:p>01:45</text:p>
          </table:table-cell>
          <table:table-cell office:value-type="string" calcext:value-type="string">
            <text:p>charging</text:p>
          </table:table-cell>
          <table:table-cell office:value-type="percentage" office:value="0.65" calcext:value-type="percentage">
            <text:p>65.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3H55M27S" calcext:value-type="time">
            <text:p>13:55:27</text:p>
          </table:table-cell>
          <table:table-cell table:formula="of:=[.A28]-[.A$3]" office:value-type="time" office:time-value="PT04H10M01S" calcext:value-type="time">
            <text:p>04:10</text:p>
          </table:table-cell>
          <table:table-cell office:value-type="string" calcext:value-type="string">
            <text:p>discharging</text:p>
          </table:table-cell>
          <table:table-cell office:value-type="percentage" office:value="0.18" calcext:value-type="percentage">
            <text:p>18.00 %</text:p>
          </table:table-cell>
          <table:table-cell office:value-type="float" office:value="58.9" calcext:value-type="float">
            <text:p>58.9</text:p>
          </table:table-cell>
          <table:table-cell office:value-type="string" calcext:value-type="string">
            <text:p>minutes</text:p>
          </table:table-cell>
          <table:table-cell office:value-type="time" office:time-value="PT15H08M07S" calcext:value-type="time">
            <text:p>15:08:07</text:p>
          </table:table-cell>
          <table:table-cell table:formula="of:=[.G28]-[.G$3]" office:value-type="time" office:time-value="PT04H10M03S" calcext:value-type="time">
            <text:p>04:10</text:p>
          </table:table-cell>
          <table:table-cell office:value-type="string" calcext:value-type="string">
            <text:p>discharging</text:p>
          </table:table-cell>
          <table:table-cell office:value-type="percentage" office:value="0.18" calcext:value-type="percentage">
            <text:p>18.00 %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minutes</text:p>
          </table:table-cell>
          <table:table-cell office:value-type="time" office:time-value="PT15H33M29S" calcext:value-type="time">
            <text:p>15:33:29</text:p>
          </table:table-cell>
          <table:table-cell table:formula="of:=[.M28]-[.M$3]" office:value-type="time" office:time-value="PT04H10M02S" calcext:value-type="time">
            <text:p>04:10</text:p>
          </table:table-cell>
          <table:table-cell office:value-type="string" calcext:value-type="string">
            <text:p>discharging</text:p>
          </table:table-cell>
          <table:table-cell office:value-type="percentage" office:value="0.23" calcext:value-type="percentage">
            <text:p>23.0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10:12:38</text:p>
          </table:table-cell>
          <table:table-cell table:formula="of:=[.S28]-[.S$3]" office:value-type="time" office:time-value="PT01H50M29S" calcext:value-type="time">
            <text:p>01:50</text:p>
          </table:table-cell>
          <table:table-cell office:value-type="string" calcext:value-type="string">
            <text:p>charging</text:p>
          </table:table-cell>
          <table:table-cell office:value-type="percentage" office:value="0.68" calcext:value-type="percentage">
            <text:p>68.0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4H05M27S" calcext:value-type="time">
            <text:p>14:05:27</text:p>
          </table:table-cell>
          <table:table-cell table:formula="of:=[.A29]-[.A$3]" office:value-type="time" office:time-value="PT04H20M01S" calcext:value-type="time">
            <text:p>04:20</text:p>
          </table:table-cell>
          <table:table-cell office:value-type="string" calcext:value-type="string">
            <text:p>discharging</text:p>
          </table:table-cell>
          <table:table-cell office:value-type="percentage" office:value="0.15" calcext:value-type="percentage">
            <text:p>15.00 %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minutes</text:p>
          </table:table-cell>
          <table:table-cell office:value-type="time" office:time-value="PT15H18M07S" calcext:value-type="time">
            <text:p>15:18:07</text:p>
          </table:table-cell>
          <table:table-cell table:formula="of:=[.G29]-[.G$3]" office:value-type="time" office:time-value="PT04H20M03S" calcext:value-type="time">
            <text:p>04:20</text:p>
          </table:table-cell>
          <table:table-cell office:value-type="string" calcext:value-type="string">
            <text:p>discharging</text:p>
          </table:table-cell>
          <table:table-cell office:value-type="percentage" office:value="0.15" calcext:value-type="percentage">
            <text:p>15.00 %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minutes</text:p>
          </table:table-cell>
          <table:table-cell office:value-type="time" office:time-value="PT15H43M29S" calcext:value-type="time">
            <text:p>15:43:29</text:p>
          </table:table-cell>
          <table:table-cell table:formula="of:=[.M29]-[.M$3]" office:value-type="time" office:time-value="PT04H20M02S" calcext:value-type="time">
            <text:p>04:20</text:p>
          </table:table-cell>
          <table:table-cell office:value-type="string" calcext:value-type="string">
            <text:p>discharging</text:p>
          </table:table-cell>
          <table:table-cell office:value-type="percentage" office:value="0.19" calcext:value-type="percentage">
            <text:p>19.00%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10:17:38</text:p>
          </table:table-cell>
          <table:table-cell table:formula="of:=[.S29]-[.S$3]" office:value-type="time" office:time-value="PT01H55M29S" calcext:value-type="time">
            <text:p>01:55</text:p>
          </table:table-cell>
          <table:table-cell office:value-type="string" calcext:value-type="string">
            <text:p>charging</text:p>
          </table:table-cell>
          <table:table-cell office:value-type="percentage" office:value="0.7" calcext:value-type="percentage">
            <text:p>70.0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time" office:time-value="PT14H15M27S" calcext:value-type="time">
            <text:p>14:15:27</text:p>
          </table:table-cell>
          <table:table-cell table:formula="of:=[.A30]-[.A$3]" office:value-type="time" office:time-value="PT04H30M01S" calcext:value-type="time">
            <text:p>04:30</text:p>
          </table:table-cell>
          <table:table-cell office:value-type="string" calcext:value-type="string">
            <text:p>discharging</text:p>
          </table:table-cell>
          <table:table-cell office:value-type="percentage" office:value="0.11" calcext:value-type="percentage">
            <text:p>11.00 %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minutes</text:p>
          </table:table-cell>
          <table:table-cell office:value-type="time" office:time-value="PT15H28M07S" calcext:value-type="time">
            <text:p>15:28:07</text:p>
          </table:table-cell>
          <table:table-cell table:formula="of:=[.G30]-[.G$3]" office:value-type="time" office:time-value="PT04H30M03S" calcext:value-type="time">
            <text:p>04:30</text:p>
          </table:table-cell>
          <table:table-cell office:value-type="string" calcext:value-type="string">
            <text:p>discharging</text:p>
          </table:table-cell>
          <table:table-cell office:value-type="percentage" office:value="0.12" calcext:value-type="percentage">
            <text:p>12.00 %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minutes</text:p>
          </table:table-cell>
          <table:table-cell office:value-type="time" office:time-value="PT15H53M29S" calcext:value-type="time">
            <text:p>15:53:29</text:p>
          </table:table-cell>
          <table:table-cell table:formula="of:=[.M30]-[.M$3]" office:value-type="time" office:time-value="PT04H30M02S" calcext:value-type="time">
            <text:p>04:30</text:p>
          </table:table-cell>
          <table:table-cell office:value-type="string" calcext:value-type="string">
            <text:p>discharging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52.2" calcext:value-type="float">
            <text:p>52.2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10:22:38</text:p>
          </table:table-cell>
          <table:table-cell table:formula="of:=[.S30]-[.S$3]" office:value-type="time" office:time-value="PT02H00M29S" calcext:value-type="time">
            <text:p>02:00</text:p>
          </table:table-cell>
          <table:table-cell office:value-type="string" calcext:value-type="string">
            <text:p>charging</text:p>
          </table:table-cell>
          <table:table-cell office:value-type="percentage" office:value="0.73" calcext:value-type="percentage">
            <text:p>73.00%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minutes</text:p>
          </table:table-cell>
        </table:table-row>
        <table:table-row table:style-name="ro2">
          <table:table-cell office:value-type="time" office:time-value="PT14H25M27S" calcext:value-type="time">
            <text:p>14:25:27</text:p>
          </table:table-cell>
          <table:table-cell table:formula="of:=[.A31]-[.A$3]" office:value-type="time" office:time-value="PT04H40M01S" calcext:value-type="time">
            <text:p>04:40</text:p>
          </table:table-cell>
          <table:table-cell office:value-type="string" calcext:value-type="string">
            <text:p>discharging</text:p>
          </table:table-cell>
          <table:table-cell office:value-type="percentage" office:value="0.08" calcext:value-type="percentage">
            <text:p>8.00 %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utes</text:p>
          </table:table-cell>
          <table:table-cell office:value-type="time" office:time-value="PT15H38M07S" calcext:value-type="time">
            <text:p>15:38:07</text:p>
          </table:table-cell>
          <table:table-cell table:formula="of:=[.G31]-[.G$3]" office:value-type="time" office:time-value="PT04H40M03S" calcext:value-type="time">
            <text:p>04:40</text:p>
          </table:table-cell>
          <table:table-cell office:value-type="string" calcext:value-type="string">
            <text:p>discharging</text:p>
          </table:table-cell>
          <table:table-cell office:value-type="percentage" office:value="0.08" calcext:value-type="percentage">
            <text:p>8.00 %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minutes</text:p>
          </table:table-cell>
          <table:table-cell office:value-type="time" office:time-value="PT16H03M30S" calcext:value-type="time">
            <text:p>16:03:30</text:p>
          </table:table-cell>
          <table:table-cell table:formula="of:=[.M31]-[.M$3]" office:value-type="time" office:time-value="PT04H40M03S" calcext:value-type="time">
            <text:p>04:40</text:p>
          </table:table-cell>
          <table:table-cell office:value-type="string" calcext:value-type="string">
            <text:p>discharging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10:27:38</text:p>
          </table:table-cell>
          <table:table-cell table:formula="of:=[.S31]-[.S$3]" office:value-type="time" office:time-value="PT02H05M29S" calcext:value-type="time">
            <text:p>02:05</text:p>
          </table:table-cell>
          <table:table-cell office:value-type="string" calcext:value-type="string">
            <text:p>charging</text:p>
          </table:table-cell>
          <table:table-cell office:value-type="percentage" office:value="0.76" calcext:value-type="percentage">
            <text:p>76.00%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minutes</text:p>
          </table:table-cell>
        </table:table-row>
        <table:table-row table:style-name="ro2">
          <table:table-cell office:value-type="time" office:time-value="PT14H35M28S" calcext:value-type="time">
            <text:p>14:35:28</text:p>
          </table:table-cell>
          <table:table-cell table:formula="of:=[.A32]-[.A$3]" office:value-type="time" office:time-value="PT04H50M02S" calcext:value-type="time">
            <text:p>04:50</text:p>
          </table:table-cell>
          <table:table-cell office:value-type="string" calcext:value-type="string">
            <text:p>discharging</text:p>
          </table:table-cell>
          <table:table-cell office:value-type="percentage" office:value="0.06" calcext:value-type="percentage">
            <text:p>6.00 %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minutes</text:p>
          </table:table-cell>
          <table:table-cell office:value-type="time" office:time-value="PT15H48M07S" calcext:value-type="time">
            <text:p>15:48:07</text:p>
          </table:table-cell>
          <table:table-cell table:formula="of:=[.G32]-[.G$3]" office:value-type="time" office:time-value="PT04H50M03S" calcext:value-type="time">
            <text:p>04:50</text:p>
          </table:table-cell>
          <table:table-cell office:value-type="string" calcext:value-type="string">
            <text:p>discharging</text:p>
          </table:table-cell>
          <table:table-cell office:value-type="percentage" office:value="0.05" calcext:value-type="percentage">
            <text:p>5.00 %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minutes</text:p>
          </table:table-cell>
          <table:table-cell office:value-type="time" office:time-value="PT16H13M30S" calcext:value-type="time">
            <text:p>16:13:30</text:p>
          </table:table-cell>
          <table:table-cell table:formula="of:=[.M32]-[.M$3]" office:value-type="time" office:time-value="PT04H50M03S" calcext:value-type="time">
            <text:p>04:50</text:p>
          </table:table-cell>
          <table:table-cell office:value-type="string" calcext:value-type="string">
            <text:p>discharging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10:32:38</text:p>
          </table:table-cell>
          <table:table-cell table:formula="of:=[.S32]-[.S$3]" office:value-type="time" office:time-value="PT02H10M29S" calcext:value-type="time">
            <text:p>02:10</text:p>
          </table:table-cell>
          <table:table-cell office:value-type="string" calcext:value-type="string">
            <text:p>charging</text:p>
          </table:table-cell>
          <table:table-cell office:value-type="percentage" office:value="0.81" calcext:value-type="percentage">
            <text:p>81.00%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utes</text:p>
          </table:table-cell>
        </table:table-row>
        <table:table-row table:style-name="ro2">
          <table:table-cell office:value-type="time" office:time-value="PT14H45M28S" calcext:value-type="time">
            <text:p>14:45:28</text:p>
          </table:table-cell>
          <table:table-cell table:formula="of:=[.A33]-[.A$3]" office:value-type="time" office:time-value="PT05H00M02S" calcext:value-type="time">
            <text:p>05:00</text:p>
          </table:table-cell>
          <table:table-cell office:value-type="string" calcext:value-type="string">
            <text:p>discharging</text:p>
          </table:table-cell>
          <table:table-cell office:value-type="percentage" office:value="0.04" calcext:value-type="percentage">
            <text:p>4.00 %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tes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time" office:time-value="PT16H23M30S" calcext:value-type="time">
            <text:p>16:23:30</text:p>
          </table:table-cell>
          <table:table-cell table:formula="of:=[.M33]-[.M$3]" office:value-type="time" office:time-value="PT05H00M03S" calcext:value-type="time">
            <text:p>05:00</text:p>
          </table:table-cell>
          <table:table-cell office:value-type="string" calcext:value-type="string">
            <text:p>discharging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10:37:38</text:p>
          </table:table-cell>
          <table:table-cell table:formula="of:=[.S33]-[.S$3]" office:value-type="time" office:time-value="PT02H15M29S" calcext:value-type="time">
            <text:p>02:15</text:p>
          </table:table-cell>
          <table:table-cell office:value-type="string" calcext:value-type="string">
            <text:p>charging</text:p>
          </table:table-cell>
          <table:table-cell office:value-type="percentage" office:value="0.84" calcext:value-type="percentage">
            <text:p>84.00%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minutes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2"/>
          <table:table-cell table:number-columns-repeated="4"/>
          <table:table-cell office:value-type="string" calcext:value-type="string">
            <text:p>10:42:39</text:p>
          </table:table-cell>
          <table:table-cell table:formula="of:=[.S34]-[.S$3]" office:value-type="time" office:time-value="PT02H20M30S" calcext:value-type="time">
            <text:p>02:20</text:p>
          </table:table-cell>
          <table:table-cell office:value-type="string" calcext:value-type="string">
            <text:p>charging</text:p>
          </table:table-cell>
          <table:table-cell office:value-type="percentage" office:value="0.88" calcext:value-type="percentage">
            <text:p>88.00%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minutes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2"/>
          <table:table-cell table:number-columns-repeated="4"/>
          <table:table-cell office:value-type="string" calcext:value-type="string">
            <text:p>10:47:39</text:p>
          </table:table-cell>
          <table:table-cell table:formula="of:=[.S35]-[.S$3]" office:value-type="time" office:time-value="PT02H25M30S" calcext:value-type="time">
            <text:p>02:25</text:p>
          </table:table-cell>
          <table:table-cell office:value-type="string" calcext:value-type="string">
            <text:p>charging</text:p>
          </table:table-cell>
          <table:table-cell office:value-type="percentage" office:value="0.9" calcext:value-type="percentage">
            <text:p>90.00%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minutes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string" calcext:value-type="string">
            <text:p>10:52:39</text:p>
          </table:table-cell>
          <table:table-cell table:formula="of:=[.S36]-[.S$3]" office:value-type="time" office:time-value="PT02H30M30S" calcext:value-type="time">
            <text:p>02:30</text:p>
          </table:table-cell>
          <table:table-cell office:value-type="string" calcext:value-type="string">
            <text:p>charging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minutes</text:p>
          </table:table-cell>
        </table:table-row>
        <table:table-row table:style-name="ro2">
          <table:table-cell/>
          <table:table-cell table:style-name="ce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string" calcext:value-type="string">
            <text:p>10:57:39</text:p>
          </table:table-cell>
          <table:table-cell table:formula="of:=[.S37]-[.S$3]" office:value-type="time" office:time-value="PT02H35M30S" calcext:value-type="time">
            <text:p>02:35</text:p>
          </table:table-cell>
          <table:table-cell office:value-type="string" calcext:value-type="string">
            <text:p>charging</text:p>
          </table:table-cell>
          <table:table-cell office:value-type="percentage" office:value="0.94" calcext:value-type="percentage">
            <text:p>94.00%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minutes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string" calcext:value-type="string">
            <text:p>11:02:39</text:p>
          </table:table-cell>
          <table:table-cell table:formula="of:=[.S38]-[.S$3]" office:value-type="time" office:time-value="PT02H40M30S" calcext:value-type="time">
            <text:p>02:40</text:p>
          </table:table-cell>
          <table:table-cell office:value-type="string" calcext:value-type="string">
            <text:p>charging</text:p>
          </table:table-cell>
          <table:table-cell office:value-type="percentage" office:value="0.95" calcext:value-type="percentage">
            <text:p>95.00%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minutes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string" calcext:value-type="string">
            <text:p>11:07:39</text:p>
          </table:table-cell>
          <table:table-cell table:formula="of:=[.S39]-[.S$3]" office:value-type="time" office:time-value="PT02H45M30S" calcext:value-type="time">
            <text:p>02:45</text:p>
          </table:table-cell>
          <table:table-cell office:value-type="string" calcext:value-type="string">
            <text:p>charging</text:p>
          </table:table-cell>
          <table:table-cell office:value-type="percentage" office:value="0.96" calcext:value-type="percentage">
            <text:p>96.00%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minutes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string" calcext:value-type="string">
            <text:p>11:12:39</text:p>
          </table:table-cell>
          <table:table-cell table:formula="of:=[.S40]-[.S$3]" office:value-type="time" office:time-value="PT02H50M30S" calcext:value-type="time">
            <text:p>02:50</text:p>
          </table:table-cell>
          <table:table-cell office:value-type="string" calcext:value-type="string">
            <text:p>charging</text:p>
          </table:table-cell>
          <table:table-cell office:value-type="percentage" office:value="0.97" calcext:value-type="percentage">
            <text:p>97.00%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minutes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string" calcext:value-type="string">
            <text:p>11:17:39</text:p>
          </table:table-cell>
          <table:table-cell table:formula="of:=[.S41]-[.S$3]" office:value-type="time" office:time-value="PT02H55M30S" calcext:value-type="time">
            <text:p>02:55</text:p>
          </table:table-cell>
          <table:table-cell office:value-type="string" calcext:value-type="string">
            <text:p>charging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minutes</text:p>
          </table:table-cell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2" loext:min-decimal-places="2" number:min-integer-digits="1"/>
      <number:text> %</number:text>
    </number:percentage-style>
    <number:date-style style:name="N122">
      <number:year number:style="long"/>
      <number:text>-</number:text>
      <number:month number:style="long"/>
      <number:text>-</number:text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fill-image draw:name="Bitmap_20_1" draw:display-name="Bitmap 1" xlink:href="Pictures/100000000000000800000008052DC86633388190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/00/0000</text:date>, <text:time style:data-style-name="N2" text:time-value="10:43:55.242876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7:30:09.505828062</meta:creation-date>
    <meta:editing-duration>PT19M19S</meta:editing-duration>
    <meta:editing-cycles>6</meta:editing-cycles>
    <meta:generator>LibreOffice/6.1.0.3$Linux_X86_64 LibreOffice_project/10$Build-3</meta:generator>
    <dc:date>2018-08-28T11:01:15.079392467</dc:date>
    <dc:creator>Marco Heinemann</dc:creator>
    <meta:document-statistic meta:table-count="1" meta:cell-count="8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0">
      <style:chart-properties chart:display-label="true" chart:logarithmic="false" chart:origin="0" chart:interval-major="0.0416666666666667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">
      <style:chart-properties chart:display-label="true" chart:logarithmic="false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1">
      <style:chart-properties chart:symbol-type="none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21cm" svg:height="12.273cm" xlink:href=".." xlink:type="simple" chart:class="chart:scatter" chart:style-name="ch1">
        <chart:legend chart:legend-position="end" svg:x="17.088cm" svg:y="4.296cm" style:legend-expansion="high" chart:style-name="ch2"/>
        <chart:plot-area chart:style-name="ch3" table:cell-range-address="Sheet1.B3:Sheet1.B33 Sheet1.A1:Sheet1.A1 Sheet1.D3:Sheet1.D33 Sheet1.G1:Sheet1.G1 Sheet1.J3:Sheet1.J32 Sheet1.M1:Sheet1.M1 Sheet1.P3:Sheet1.P33 Sheet1.S1:Sheet1.S1 Sheet1.V3:Sheet1.V41" chart:data-source-has-labels="row" svg:x="0.446cm" svg:y="0.245cm" svg:width="16.196cm" svg:height="11.783cm">
          <chartooo:coordinate-region svg:x="1.861cm" svg:y="0.444cm" svg:width="14.171cm" svg:height="10.937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Sheet1.D3:Sheet1.D33" chart:label-cell-address="Sheet1.A1:Sheet1.A1" chart:class="chart:scatter">
            <chart:domain table:cell-range-address="Sheet1.B3:Sheet1.B33"/>
            <chart:data-point chart:repeated="31"/>
          </chart:series>
          <chart:series chart:style-name="ch9" chart:values-cell-range-address="Sheet1.J3:Sheet1.J32" chart:label-cell-address="Sheet1.G1:Sheet1.G1" chart:class="chart:scatter">
            <chart:domain table:cell-range-address="Sheet1.H3:Sheet1.H32"/>
            <chart:data-point chart:repeated="30"/>
          </chart:series>
          <chart:series chart:style-name="ch10" chart:values-cell-range-address="Sheet1.P3:Sheet1.P33" chart:label-cell-address="Sheet1.M1:Sheet1.M1" chart:class="chart:scatter">
            <chart:domain table:cell-range-address="Sheet1.N3:Sheet1.N33"/>
            <chart:data-point chart:repeated="31"/>
          </chart:series>
          <chart:series chart:style-name="ch11" chart:values-cell-range-address="Sheet1.V3:Sheet1.V41" chart:label-cell-address="Sheet1.S1:Sheet1.S1" chart:class="chart:scatter">
            <chart:domain table:cell-range-address="Sheet1.T3:Sheet1.T41"/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uxedo Budgie discharge
(Kernel 4.15)</text:p>
                <draw:g>
                  <svg:desc>Sheet1.A1:Sheet1.A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ntergos discharge
(Kernel 4.17)</text:p>
                <draw:g>
                  <svg:desc>Sheet1.G1:Sheet1.G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Arch discharge
(Kernel 4.17)</text:p>
                <draw:g>
                  <svg:desc>Sheet1.M1:Sheet1.M1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Arch charge
(Kernel 4.17)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33</svg:desc>
                </draw:g>
              </table:table-cell>
              <table:table-cell office:value-type="float" office:value="0.92">
                <text:p>0.92</text:p>
                <draw:g>
                  <svg:desc>Sheet1.D3:Sheet1.D33</svg:desc>
                </draw:g>
              </table:table-cell>
              <table:table-cell office:value-type="float" office:value="0">
                <text:p>0</text:p>
                <draw:g>
                  <svg:desc>Sheet1.H3:Sheet1.H32</svg:desc>
                </draw:g>
              </table:table-cell>
              <table:table-cell office:value-type="float" office:value="0.92">
                <text:p>0.92</text:p>
                <draw:g>
                  <svg:desc>Sheet1.J3:Sheet1.J32</svg:desc>
                </draw:g>
              </table:table-cell>
              <table:table-cell office:value-type="float" office:value="0">
                <text:p>0</text:p>
                <draw:g>
                  <svg:desc>Sheet1.N3:Sheet1.N33</svg:desc>
                </draw:g>
              </table:table-cell>
              <table:table-cell office:value-type="float" office:value="0.96">
                <text:p>0.96</text:p>
                <draw:g>
                  <svg:desc>Sheet1.P3:Sheet1.P33</svg:desc>
                </draw:g>
              </table:table-cell>
              <table:table-cell office:value-type="float" office:value="0">
                <text:p>0</text:p>
                <draw:g>
                  <svg:desc>Sheet1.T3:Sheet1.T41</svg:desc>
                </draw:g>
              </table:table-cell>
              <table:table-cell office:value-type="float" office:value="0.08">
                <text:p>0.08</text:p>
                <draw:g>
                  <svg:desc>Sheet1.V3:Sheet1.V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89">
                <text:p>0.89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89">
                <text:p>0.89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94">
                <text:p>0.94</text:p>
              </table:table-cell>
              <table:table-cell office:value-type="float" office:value="0.000289351851851852">
                <text:p>0.00028935185185185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0.87">
                <text:p>0.87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0.86">
                <text:p>0.86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0.91">
                <text:p>0.91</text:p>
              </table:table-cell>
              <table:table-cell office:value-type="float" office:value="0.0003125">
                <text:p>0.00031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0003125">
                <text:p>0.00031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81">
                <text:p>0.81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81">
                <text:p>0.81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86">
                <text:p>0.86</text:p>
              </table:table-cell>
              <table:table-cell office:value-type="float" office:value="0.00378472222222222">
                <text:p>0.003784722222222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0.78">
                <text:p>0.78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0.78">
                <text:p>0.78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0.83">
                <text:p>0.83</text:p>
              </table:table-cell>
              <table:table-cell office:value-type="float" office:value="0.00725694444444444">
                <text:p>0.0072569444444444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76">
                <text:p>0.76</text:p>
              </table:table-cell>
              <table:table-cell office:value-type="float" office:value="0.0416782407407407">
                <text:p>0.0416782407407407</text:p>
              </table:table-cell>
              <table:table-cell office:value-type="float" office:value="0.75">
                <text:p>0.75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8">
                <text:p>0.8</text:p>
              </table:table-cell>
              <table:table-cell office:value-type="float" office:value="0.0107291666666667">
                <text:p>0.01072916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0.73">
                <text:p>0.73</text:p>
              </table:table-cell>
              <table:table-cell office:value-type="float" office:value="0.0486226851851852">
                <text:p>0.0486226851851852</text:p>
              </table:table-cell>
              <table:table-cell office:value-type="float" office:value="0.72">
                <text:p>0.72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0.77">
                <text:p>0.77</text:p>
              </table:table-cell>
              <table:table-cell office:value-type="float" office:value="0.0142013888888889">
                <text:p>0.014201388888888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7">
                <text:p>0.7</text:p>
              </table:table-cell>
              <table:table-cell office:value-type="float" office:value="0.0555671296296296">
                <text:p>0.0555671296296296</text:p>
              </table:table-cell>
              <table:table-cell office:value-type="float" office:value="0.7">
                <text:p>0.7</text:p>
              </table:table-cell>
              <table:table-cell office:value-type="float" office:value="0.0555671296296296">
                <text:p>0.0555671296296296</text:p>
              </table:table-cell>
              <table:table-cell office:value-type="float" office:value="0.74">
                <text:p>0.74</text:p>
              </table:table-cell>
              <table:table-cell office:value-type="float" office:value="0.0176736111111111">
                <text:p>0.017673611111111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25">
                <text:p>0.0625</text:p>
              </table:table-cell>
              <table:table-cell office:value-type="float" office:value="0.67">
                <text:p>0.67</text:p>
              </table:table-cell>
              <table:table-cell office:value-type="float" office:value="0.0625115740740741">
                <text:p>0.0625115740740741</text:p>
              </table:table-cell>
              <table:table-cell office:value-type="float" office:value="0.67">
                <text:p>0.67</text:p>
              </table:table-cell>
              <table:table-cell office:value-type="float" office:value="0.0625115740740741">
                <text:p>0.0625115740740741</text:p>
              </table:table-cell>
              <table:table-cell office:value-type="float" office:value="0.71">
                <text:p>0.71</text:p>
              </table:table-cell>
              <table:table-cell office:value-type="float" office:value="0.0211574074074074">
                <text:p>0.021157407407407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0.64">
                <text:p>0.64</text:p>
              </table:table-cell>
              <table:table-cell office:value-type="float" office:value="0.0694560185185185">
                <text:p>0.0694560185185185</text:p>
              </table:table-cell>
              <table:table-cell office:value-type="float" office:value="0.64">
                <text:p>0.64</text:p>
              </table:table-cell>
              <table:table-cell office:value-type="float" office:value="0.0694560185185185">
                <text:p>0.0694560185185185</text:p>
              </table:table-cell>
              <table:table-cell office:value-type="float" office:value="0.68">
                <text:p>0.68</text:p>
              </table:table-cell>
              <table:table-cell office:value-type="float" office:value="0.0246296296296296">
                <text:p>0.024629629629629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63888888888889">
                <text:p>0.0763888888888889</text:p>
              </table:table-cell>
              <table:table-cell office:value-type="float" office:value="0.61">
                <text:p>0.61</text:p>
              </table:table-cell>
              <table:table-cell office:value-type="float" office:value="0.076400462962963">
                <text:p>0.076400462962963</text:p>
              </table:table-cell>
              <table:table-cell office:value-type="float" office:value="0.61">
                <text:p>0.61</text:p>
              </table:table-cell>
              <table:table-cell office:value-type="float" office:value="0.076400462962963">
                <text:p>0.076400462962963</text:p>
              </table:table-cell>
              <table:table-cell office:value-type="float" office:value="0.65">
                <text:p>0.65</text:p>
              </table:table-cell>
              <table:table-cell office:value-type="float" office:value="0.0281018518518519">
                <text:p>0.028101851851851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58">
                <text:p>0.58</text:p>
              </table:table-cell>
              <table:table-cell office:value-type="float" office:value="0.0833449074074074">
                <text:p>0.0833449074074074</text:p>
              </table:table-cell>
              <table:table-cell office:value-type="float" office:value="0.58">
                <text:p>0.58</text:p>
              </table:table-cell>
              <table:table-cell office:value-type="float" office:value="0.0833449074074074">
                <text:p>0.0833449074074074</text:p>
              </table:table-cell>
              <table:table-cell office:value-type="float" office:value="0.62">
                <text:p>0.62</text:p>
              </table:table-cell>
              <table:table-cell office:value-type="float" office:value="0.0315740740740741">
                <text:p>0.031574074074074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02893518518519">
                <text:p>0.0902893518518519</text:p>
              </table:table-cell>
              <table:table-cell office:value-type="float" office:value="0.55">
                <text:p>0.55</text:p>
              </table:table-cell>
              <table:table-cell office:value-type="float" office:value="0.0902893518518519">
                <text:p>0.0902893518518519</text:p>
              </table:table-cell>
              <table:table-cell office:value-type="float" office:value="0.55">
                <text:p>0.55</text:p>
              </table:table-cell>
              <table:table-cell office:value-type="float" office:value="0.0902893518518519">
                <text:p>0.0902893518518519</text:p>
              </table:table-cell>
              <table:table-cell office:value-type="float" office:value="0.59">
                <text:p>0.59</text:p>
              </table:table-cell>
              <table:table-cell office:value-type="float" office:value="0.0350462962962963">
                <text:p>0.035046296296296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72337962962963">
                <text:p>0.0972337962962963</text:p>
              </table:table-cell>
              <table:table-cell office:value-type="float" office:value="0.52">
                <text:p>0.52</text:p>
              </table:table-cell>
              <table:table-cell office:value-type="float" office:value="0.0972337962962963">
                <text:p>0.0972337962962963</text:p>
              </table:table-cell>
              <table:table-cell office:value-type="float" office:value="0.52">
                <text:p>0.52</text:p>
              </table:table-cell>
              <table:table-cell office:value-type="float" office:value="0.0972337962962963">
                <text:p>0.0972337962962963</text:p>
              </table:table-cell>
              <table:table-cell office:value-type="float" office:value="0.56">
                <text:p>0.56</text:p>
              </table:table-cell>
              <table:table-cell office:value-type="float" office:value="0.0385185185185185">
                <text:p>0.038518518518518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4178240740741">
                <text:p>0.104178240740741</text:p>
              </table:table-cell>
              <table:table-cell office:value-type="float" office:value="0.49">
                <text:p>0.49</text:p>
              </table:table-cell>
              <table:table-cell office:value-type="float" office:value="0.104178240740741">
                <text:p>0.104178240740741</text:p>
              </table:table-cell>
              <table:table-cell office:value-type="float" office:value="0.49">
                <text:p>0.49</text:p>
              </table:table-cell>
              <table:table-cell office:value-type="float" office:value="0.104178240740741">
                <text:p>0.104178240740741</text:p>
              </table:table-cell>
              <table:table-cell office:value-type="float" office:value="0.53">
                <text:p>0.53</text:p>
              </table:table-cell>
              <table:table-cell office:value-type="float" office:value="0.0419907407407407">
                <text:p>0.041990740740740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1122685185185">
                <text:p>0.111122685185185</text:p>
              </table:table-cell>
              <table:table-cell office:value-type="float" office:value="0.46">
                <text:p>0.46</text:p>
              </table:table-cell>
              <table:table-cell office:value-type="float" office:value="0.111134259259259">
                <text:p>0.111134259259259</text:p>
              </table:table-cell>
              <table:table-cell office:value-type="float" office:value="0.46">
                <text:p>0.46</text:p>
              </table:table-cell>
              <table:table-cell office:value-type="float" office:value="0.111122685185185">
                <text:p>0.111122685185185</text:p>
              </table:table-cell>
              <table:table-cell office:value-type="float" office:value="0.5">
                <text:p>0.5</text:p>
              </table:table-cell>
              <table:table-cell office:value-type="float" office:value="0.045462962962963">
                <text:p>0.04546296296296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806712962963">
                <text:p>0.11806712962963</text:p>
              </table:table-cell>
              <table:table-cell office:value-type="float" office:value="0.43">
                <text:p>0.43</text:p>
              </table:table-cell>
              <table:table-cell office:value-type="float" office:value="0.118078703703704">
                <text:p>0.118078703703704</text:p>
              </table:table-cell>
              <table:table-cell office:value-type="float" office:value="0.43">
                <text:p>0.43</text:p>
              </table:table-cell>
              <table:table-cell office:value-type="float" office:value="0.11806712962963">
                <text:p>0.11806712962963</text:p>
              </table:table-cell>
              <table:table-cell office:value-type="float" office:value="0.47">
                <text:p>0.47</text:p>
              </table:table-cell>
              <table:table-cell office:value-type="float" office:value="0.0489351851851852">
                <text:p>0.048935185185185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5011574074074">
                <text:p>0.125011574074074</text:p>
              </table:table-cell>
              <table:table-cell office:value-type="float" office:value="0.4">
                <text:p>0.4</text:p>
              </table:table-cell>
              <table:table-cell office:value-type="float" office:value="0.125023148148148">
                <text:p>0.125023148148148</text:p>
              </table:table-cell>
              <table:table-cell office:value-type="float" office:value="0.4">
                <text:p>0.4</text:p>
              </table:table-cell>
              <table:table-cell office:value-type="float" office:value="0.125023148148148">
                <text:p>0.125023148148148</text:p>
              </table:table-cell>
              <table:table-cell office:value-type="float" office:value="0.44">
                <text:p>0.44</text:p>
              </table:table-cell>
              <table:table-cell office:value-type="float" office:value="0.0524189814814815">
                <text:p>0.052418981481481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1956018518519">
                <text:p>0.131956018518519</text:p>
              </table:table-cell>
              <table:table-cell office:value-type="float" office:value="0.37">
                <text:p>0.37</text:p>
              </table:table-cell>
              <table:table-cell office:value-type="float" office:value="0.131967592592593">
                <text:p>0.131967592592593</text:p>
              </table:table-cell>
              <table:table-cell office:value-type="float" office:value="0.37">
                <text:p>0.37</text:p>
              </table:table-cell>
              <table:table-cell office:value-type="float" office:value="0.131967592592593">
                <text:p>0.131967592592593</text:p>
              </table:table-cell>
              <table:table-cell office:value-type="float" office:value="0.41">
                <text:p>0.41</text:p>
              </table:table-cell>
              <table:table-cell office:value-type="float" office:value="0.0558912037037037">
                <text:p>0.055891203703703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8900462962963">
                <text:p>0.138900462962963</text:p>
              </table:table-cell>
              <table:table-cell office:value-type="float" office:value="0.33">
                <text:p>0.33</text:p>
              </table:table-cell>
              <table:table-cell office:value-type="float" office:value="0.138912037037037">
                <text:p>0.138912037037037</text:p>
              </table:table-cell>
              <table:table-cell office:value-type="float" office:value="0.34">
                <text:p>0.34</text:p>
              </table:table-cell>
              <table:table-cell office:value-type="float" office:value="0.138912037037037">
                <text:p>0.138912037037037</text:p>
              </table:table-cell>
              <table:table-cell office:value-type="float" office:value="0.38">
                <text:p>0.38</text:p>
              </table:table-cell>
              <table:table-cell office:value-type="float" office:value="0.0593634259259259">
                <text:p>0.059363425925925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5844907407407">
                <text:p>0.145844907407407</text:p>
              </table:table-cell>
              <table:table-cell office:value-type="float" office:value="0.3">
                <text:p>0.3</text:p>
              </table:table-cell>
              <table:table-cell office:value-type="float" office:value="0.145856481481482">
                <text:p>0.145856481481482</text:p>
              </table:table-cell>
              <table:table-cell office:value-type="float" office:value="0.3">
                <text:p>0.3</text:p>
              </table:table-cell>
              <table:table-cell office:value-type="float" office:value="0.145856481481482">
                <text:p>0.145856481481482</text:p>
              </table:table-cell>
              <table:table-cell office:value-type="float" office:value="0.35">
                <text:p>0.35</text:p>
              </table:table-cell>
              <table:table-cell office:value-type="float" office:value="0.0628356481481482">
                <text:p>0.062835648148148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2789351851852">
                <text:p>0.152789351851852</text:p>
              </table:table-cell>
              <table:table-cell office:value-type="float" office:value="0.27">
                <text:p>0.27</text:p>
              </table:table-cell>
              <table:table-cell office:value-type="float" office:value="0.152800925925926">
                <text:p>0.152800925925926</text:p>
              </table:table-cell>
              <table:table-cell office:value-type="float" office:value="0.27">
                <text:p>0.27</text:p>
              </table:table-cell>
              <table:table-cell office:value-type="float" office:value="0.152800925925926">
                <text:p>0.152800925925926</text:p>
              </table:table-cell>
              <table:table-cell office:value-type="float" office:value="0.32">
                <text:p>0.32</text:p>
              </table:table-cell>
              <table:table-cell office:value-type="float" office:value="0.0663078703703704">
                <text:p>0.066307870370370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9733796296296">
                <text:p>0.159733796296296</text:p>
              </table:table-cell>
              <table:table-cell office:value-type="float" office:value="0.24">
                <text:p>0.24</text:p>
              </table:table-cell>
              <table:table-cell office:value-type="float" office:value="0.15974537037037">
                <text:p>0.15974537037037</text:p>
              </table:table-cell>
              <table:table-cell office:value-type="float" office:value="0.24">
                <text:p>0.24</text:p>
              </table:table-cell>
              <table:table-cell office:value-type="float" office:value="0.15974537037037">
                <text:p>0.15974537037037</text:p>
              </table:table-cell>
              <table:table-cell office:value-type="float" office:value="0.29">
                <text:p>0.29</text:p>
              </table:table-cell>
              <table:table-cell office:value-type="float" office:value="0.0697800925925926">
                <text:p>0.069780092592592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6678240740741">
                <text:p>0.166678240740741</text:p>
              </table:table-cell>
              <table:table-cell office:value-type="float" office:value="0.21">
                <text:p>0.21</text:p>
              </table:table-cell>
              <table:table-cell office:value-type="float" office:value="0.166689814814815">
                <text:p>0.166689814814815</text:p>
              </table:table-cell>
              <table:table-cell office:value-type="float" office:value="0.21">
                <text:p>0.21</text:p>
              </table:table-cell>
              <table:table-cell office:value-type="float" office:value="0.166689814814815">
                <text:p>0.166689814814815</text:p>
              </table:table-cell>
              <table:table-cell office:value-type="float" office:value="0.26">
                <text:p>0.26</text:p>
              </table:table-cell>
              <table:table-cell office:value-type="float" office:value="0.0732523148148148">
                <text:p>0.073252314814814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3622685185185">
                <text:p>0.173622685185185</text:p>
              </table:table-cell>
              <table:table-cell office:value-type="float" office:value="0.18">
                <text:p>0.18</text:p>
              </table:table-cell>
              <table:table-cell office:value-type="float" office:value="0.173645833333333">
                <text:p>0.173645833333333</text:p>
              </table:table-cell>
              <table:table-cell office:value-type="float" office:value="0.18">
                <text:p>0.18</text:p>
              </table:table-cell>
              <table:table-cell office:value-type="float" office:value="0.173634259259259">
                <text:p>0.173634259259259</text:p>
              </table:table-cell>
              <table:table-cell office:value-type="float" office:value="0.23">
                <text:p>0.23</text:p>
              </table:table-cell>
              <table:table-cell office:value-type="float" office:value="0.0767245370370371">
                <text:p>0.076724537037037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056712962963">
                <text:p>0.18056712962963</text:p>
              </table:table-cell>
              <table:table-cell office:value-type="float" office:value="0.15">
                <text:p>0.15</text:p>
              </table:table-cell>
              <table:table-cell office:value-type="float" office:value="0.180590277777778">
                <text:p>0.180590277777778</text:p>
              </table:table-cell>
              <table:table-cell office:value-type="float" office:value="0.15">
                <text:p>0.15</text:p>
              </table:table-cell>
              <table:table-cell office:value-type="float" office:value="0.180578703703704">
                <text:p>0.180578703703704</text:p>
              </table:table-cell>
              <table:table-cell office:value-type="float" office:value="0.19">
                <text:p>0.19</text:p>
              </table:table-cell>
              <table:table-cell office:value-type="float" office:value="0.0801967592592593">
                <text:p>0.080196759259259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7511574074074">
                <text:p>0.187511574074074</text:p>
              </table:table-cell>
              <table:table-cell office:value-type="float" office:value="0.11">
                <text:p>0.11</text:p>
              </table:table-cell>
              <table:table-cell office:value-type="float" office:value="0.187534722222222">
                <text:p>0.187534722222222</text:p>
              </table:table-cell>
              <table:table-cell office:value-type="float" office:value="0.12">
                <text:p>0.12</text:p>
              </table:table-cell>
              <table:table-cell office:value-type="float" office:value="0.187523148148148">
                <text:p>0.187523148148148</text:p>
              </table:table-cell>
              <table:table-cell office:value-type="float" office:value="0.16">
                <text:p>0.16</text:p>
              </table:table-cell>
              <table:table-cell office:value-type="float" office:value="0.0836689814814815">
                <text:p>0.083668981481481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4456018518518">
                <text:p>0.194456018518518</text:p>
              </table:table-cell>
              <table:table-cell office:value-type="float" office:value="0.08">
                <text:p>0.08</text:p>
              </table:table-cell>
              <table:table-cell office:value-type="float" office:value="0.194479166666667">
                <text:p>0.194479166666667</text:p>
              </table:table-cell>
              <table:table-cell office:value-type="float" office:value="0.08">
                <text:p>0.08</text:p>
              </table:table-cell>
              <table:table-cell office:value-type="float" office:value="0.194479166666667">
                <text:p>0.194479166666667</text:p>
              </table:table-cell>
              <table:table-cell office:value-type="float" office:value="0.13">
                <text:p>0.13</text:p>
              </table:table-cell>
              <table:table-cell office:value-type="float" office:value="0.0871412037037037">
                <text:p>0.087141203703703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1412037037037">
                <text:p>0.201412037037037</text:p>
              </table:table-cell>
              <table:table-cell office:value-type="float" office:value="0.06">
                <text:p>0.06</text:p>
              </table:table-cell>
              <table:table-cell office:value-type="float" office:value="0.201423611111111">
                <text:p>0.201423611111111</text:p>
              </table:table-cell>
              <table:table-cell office:value-type="float" office:value="0.05">
                <text:p>0.05</text:p>
              </table:table-cell>
              <table:table-cell office:value-type="float" office:value="0.201423611111111">
                <text:p>0.201423611111111</text:p>
              </table:table-cell>
              <table:table-cell office:value-type="float" office:value="0.1">
                <text:p>0.1</text:p>
              </table:table-cell>
              <table:table-cell office:value-type="float" office:value="0.0906134259259259">
                <text:p>0.090613425925925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8356481481481">
                <text:p>0.20835648148148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368055555556">
                <text:p>0.208368055555556</text:p>
              </table:table-cell>
              <table:table-cell office:value-type="float" office:value="0.06">
                <text:p>0.06</text:p>
              </table:table-cell>
              <table:table-cell office:value-type="float" office:value="0.0940856481481482">
                <text:p>0.094085648148148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5694444444444">
                <text:p>0.097569444444444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041666666667">
                <text:p>0.1010416666666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513888888889">
                <text:p>0.10451388888888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7986111111111">
                <text:p>0.10798611111111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458333333333">
                <text:p>0.11145833333333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930555555556">
                <text:p>0.11493055555555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402777777778">
                <text:p>0.11840277777777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1875">
                <text:p>0.121875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